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52mm"/>
    </style:style>
    <style:style style:name="co4" style:family="table-column">
      <style:table-column-properties fo:break-before="auto" style:column-width="27.78mm"/>
    </style:style>
    <style:style style:name="co5" style:family="table-column">
      <style:table-column-properties fo:break-before="auto" style:column-width="43.96mm"/>
    </style:style>
    <style:style style:name="co6" style:family="table-column">
      <style:table-column-properties fo:break-before="auto" style:column-width="17.73mm"/>
    </style:style>
    <style:style style:name="co7" style:family="table-column">
      <style:table-column-properties fo:break-before="auto" style:column-width="235.07mm"/>
    </style:style>
    <style:style style:name="co8" style:family="table-column">
      <style:table-column-properties fo:break-before="auto" style:column-width="44.13mm"/>
    </style:style>
    <style:style style:name="ro2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9.3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0.57mm" fo:break-before="auto" style:use-optimal-row-height="false"/>
    </style:style>
    <style:style style:name="ro10" style:family="table-row">
      <style:table-row-properties style:row-height="19.67mm" fo:break-before="auto" style:use-optimal-row-height="true"/>
    </style:style>
    <style:style style:name="ro11" style:family="table-row">
      <style:table-row-properties style:row-height="7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2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Default" style:data-style-name="N11"/>
    <style:style style:name="ce35" style:family="table-cell" style:parent-style-name="Default" style:data-style-name="N104"/>
    <style:style style:name="ce36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 style:data-style-name="N137">
      <style:table-cell-properties style:diagonal-bl-tr="none" style:diagonal-tl-br="none" fo:border="none" fo:padding="0.71mm" style:rotation-align="none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Default">
      <style:text-properties style:font-name="Open Sans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>
      <style:text-properties style:font-name="Open Sans"/>
    </style:style>
    <style:style style:name="ce18" style:family="table-cell" style:parent-style-name="Default">
      <style:text-properties style:font-name="Open Sans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Open Sans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5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5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5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Default" style:data-style-name="N11"/>
    <style:style style:name="ce57" style:family="table-cell" style:parent-style-name="Default" style:data-style-name="N104"/>
    <style:style style:name="ce58" style:family="table-cell" style:parent-style-name="Default">
      <style:text-properties fo:font-style="italic" style:font-style-asian="italic" style:font-style-complex="italic"/>
    </style:style>
    <style:style style:name="ce5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padding="0.71mm"/>
    </style:style>
    <style:style style:name="ce61" style:family="table-cell" style:parent-style-name="Default" style:data-style-name="N137">
      <style:table-cell-properties style:diagonal-bl-tr="none" style:diagonal-tl-br="none" fo:border="none" fo:padding="0.71mm" style:rotation-align="none"/>
    </style:style>
    <style:style style:name="ce6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6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5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6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7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8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port" table:style-name="ta1">
        <table:table-column table:style-name="co8" table:default-cell-style-name="ce41"/>
        <table:table-column table:style-name="co2" table:number-columns-repeated="1023" table:default-cell-style-name="ce41"/>
        <table:table-row table:style-name="ro5">
          <table:table-cell table:style-name="ce16" office:value-type="string" calcext:value-type="string">
            <text:p>Time Accounting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Sprint</text:p>
          </table:table-cell>
          <table:table-cell table:number-columns-repeated="1023"/>
        </table:table-row>
        <table:table-row table:style-name="ro2">
          <table:table-cell>
            <draw:frame table:end-cell-address="Report.F27" table:end-x="19.31mm" table:end-y="3.04mm" draw:z-index="0" draw:style-name="gr1" draw:text-style-name="P1" svg:width="152.78mm" svg:height="99.22mm" svg:x="0.97mm" svg:y="3.16mm">
              <loext:p/>
              <draw:object draw:notify-on-update-of-ranges="pivot_sprints.A2:pivot_sprints.A17 pivot_sprints.B2:pivot_sprints.B17 pivot_sprints.C2:pivot_sprints.C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style-name="ce43" table:formula="of:=&quot;We spent on average &quot; &amp; ROUND([pivot_sprints.$F$4]; 2) &amp;  &quot; hours per sprint conforms to the intended 40 hours. The work, however, is not distributed equally over the sprints.&quot;" office:value-type="string" office:string-value="We spent on average 42.39 hours per sprint conforms to the intended 40 hours. The work, however, is not distributed equally over the sprints." calcext:value-type="string" table:number-columns-spanned="6" table:number-rows-spanned="2">
            <text:p>We spent on average 42.39 hours per sprint conforms to the intended 40 hours. The work, however, is not distributed equally over the sprints.</text:p>
          </table:table-cell>
          <table:covered-table-cell table:number-columns-repeated="5"/>
          <table:table-cell table:number-columns-repeated="1018"/>
        </table:table-row>
        <table:table-row table:style-name="ro9">
          <table:covered-table-cell table:number-columns-repeated="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Component</text:p>
          </table:table-cell>
          <table:table-cell table:number-columns-repeated="1023"/>
        </table:table-row>
        <table:table-row table:style-name="ro2">
          <table:table-cell>
            <draw:frame table:end-cell-address="Report.F51" table:end-x="11.64mm" table:end-y="1.64mm" draw:z-index="2" draw:style-name="gr1" draw:text-style-name="P1" svg:width="146.07mm" svg:height="82.16mm" svg:x="0.01mm" svg:y="0.76mm">
              <loext:p/>
              <draw:object draw:notify-on-update-of-ranges="pivot_components.A2:pivot_components.A7 pivot_components.B2:pivot_components.B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9">
          <table:table-cell table:number-columns-repeated="1024"/>
        </table:table-row>
        <table:table-row table:style-name="ro10">
          <table:table-cell table:style-name="ce43" office:value-type="string" calcext:value-type="string" table:number-columns-spanned="6" table:number-rows-spanned="1">
            <text:p>As intended, we spent the most time on the application. The management that includes project and sprint planning, standup and advisory meetings, as well as infrastructure tasks, took approximately a quarter of the projects time budget. We also spent a lot of time on the final submission document, as it is an essential part of the bachelor thesis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Estimated Cos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1">
          <table:table-cell table:style-name="ce20" table:formula="of:=&quot;Using the hourly wage from the module Software Engineering 2, the total project costs would be &quot;&amp;TEXT(ROUND([pivot_components.D9];0); &quot;#'##0.00&quot;)&amp;&quot; CHF in practice.&quot;" office:value-type="string" office:string-value="Using the hourly wage from the module Software Engineering 2, the total project costs would be 58'689.00 CHF in practice." calcext:value-type="string" table:number-columns-spanned="6" table:number-rows-spanned="1">
            <text:p>Using the hourly wage from the module Software Engineering 2, the total project costs would be 58'689.00 CHF in practic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6">
          <table:table-cell table:style-name="ce18" office:value-type="string" calcext:value-type="string">
            <text:p>Time Spent per Person</text:p>
          </table:table-cell>
          <table:table-cell table:number-columns-repeated="1023"/>
        </table:table-row>
        <table:table-row table:style-name="ro2">
          <table:table-cell>
            <draw:frame table:end-cell-address="Report.F78" table:end-x="13.16mm" table:end-y="2.88mm" draw:z-index="1" draw:style-name="gr1" draw:text-style-name="P1" svg:width="147.6mm" svg:height="82.78mm" svg:x="0mm" svg:y="2.84mm">
              <loext:p/>
              <draw:object draw:notify-on-update-of-ranges="pivot_users.A2:pivot_users.A3 pivot_users.B2:pivot_users.B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_sprints" table:style-name="ta1">
        <table:table-column table:style-name="co2" table:default-cell-style-name="ce10"/>
        <table:table-column table:style-name="co2" table:default-cell-style-name="ce14"/>
        <table:table-column table:style-name="co2" table:number-columns-repeated="4" table:default-cell-style-name="Default"/>
        <table:table-row table:style-name="ro2">
          <table:table-cell table:style-name="ce8" office:value-type="string" calcext:value-type="string">
            <text:p>Esprint</text:p>
          </table:table-cell>
          <table:table-cell table:style-name="ce12" office:value-type="string" calcext:value-type="string">
            <text:p>Sum - Hours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Sprint <text:s/>0</text:p>
          </table:table-cell>
          <table:table-cell table:style-name="ce13" office:value-type="float" office:value="11.5" calcext:value-type="float">
            <text:p>11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int <text:s/>1</text:p>
          </table:table-cell>
          <table:table-cell office:value-type="float" office:value="34.5" calcext:value-type="float">
            <text:p>34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2</text:p>
          </table:table-cell>
          <table:table-cell office:value-type="float" office:value="39.75" calcext:value-type="float">
            <text:p>39.75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7" office:value-type="string" calcext:value-type="string">
            <text:p>Average:</text:p>
          </table:table-cell>
          <table:table-cell table:formula="of:=AVERAGE([.B2:.B17])" office:value-type="float" office:value="42.3875" calcext:value-type="float">
            <text:p>42.3875</text:p>
          </table:table-cell>
        </table:table-row>
        <table:table-row table:style-name="ro2">
          <table:table-cell office:value-type="string" calcext:value-type="string">
            <text:p>Sprint <text:s/>3</text:p>
          </table:table-cell>
          <table:table-cell office:value-type="float" office:value="39.25" calcext:value-type="float">
            <text:p>39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4</text:p>
          </table:table-cell>
          <table:table-cell office:value-type="float" office:value="44.75" calcext:value-type="float">
            <text:p>44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5</text:p>
          </table:table-cell>
          <table:table-cell office:value-type="float" office:value="38.5" calcext:value-type="float">
            <text:p>38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6</text:p>
          </table:table-cell>
          <table:table-cell office:value-type="float" office:value="25.5" calcext:value-type="float">
            <text:p>25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7</text:p>
          </table:table-cell>
          <table:table-cell office:value-type="float" office:value="66.45" calcext:value-type="float">
            <text:p>66.4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8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<text:s/>9</text:p>
          </table:table-cell>
          <table:table-cell office:value-type="float" office:value="24.5" calcext:value-type="float">
            <text:p>24.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0</text:p>
          </table:table-cell>
          <table:table-cell office:value-type="float" office:value="67.25" calcext:value-type="float">
            <text:p>67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1</text:p>
          </table:table-cell>
          <table:table-cell office:value-type="float" office:value="16.75" calcext:value-type="float">
            <text:p>16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2</text:p>
          </table:table-cell>
          <table:table-cell office:value-type="float" office:value="43.75" calcext:value-type="float">
            <text:p>43.7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3</text:p>
          </table:table-cell>
          <table:table-cell office:value-type="float" office:value="48.25" calcext:value-type="float">
            <text:p>48.2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4</text:p>
          </table:table-cell>
          <table:table-cell office:value-type="float" office:value="76.75" calcext:value-type="float">
            <text:p>76.7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int 15</text:p>
          </table:table-cell>
          <table:table-cell office:value-type="float" office:value="30.75" calcext:value-type="float">
            <text:p>30.7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#N/A</text:p>
          </table:table-cell>
          <table:table-cell table:style-name="ce15" office:value-type="float" office:value="2.25" calcext:value-type="float">
            <text:p>2.2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  <table:table-cell table:number-columns-repeated="4"/>
        </table:table-row>
      </table:table>
      <table:table table:name="pivot_components" table:style-name="ta1">
        <table:table-column table:style-name="co3" table:default-cell-style-name="ce10"/>
        <table:table-column table:style-name="co2" table:default-cell-style-name="ce14"/>
        <table:table-column table:style-name="co2" table:default-cell-style-name="ce34"/>
        <table:table-column table:style-name="co4" table:default-cell-style-name="ce35"/>
        <table:table-column table:style-name="co2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2">
          <table:table-cell table:style-name="ce8" office:value-type="string" calcext:value-type="string">
            <text:p>Component</text:p>
          </table:table-cell>
          <table:table-cell table:style-name="ce12" office:value-type="string" calcext:value-type="string">
            <text:p>Sum - Hours</text:p>
          </table:table-cell>
          <table:table-cell table:style-name="Default"/>
          <table:table-cell table:style-name="Default" office:value-type="string" calcext:value-type="string">
            <text:p>Kosten</text:p>
          </table:table-cell>
          <table:table-cell/>
          <table:table-cell office:value-type="string" calcext:value-type="string">
            <text:p>Kosten pro Personentag </text:p>
          </table:table-cell>
          <table:table-cell table:style-name="ce35" office:value-type="currency" office:currency="CHF" office:value="690" calcext:value-type="currency">
            <text:p>CHF 690.00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Application</text:p>
          </table:table-cell>
          <table:table-cell table:style-name="ce13" office:value-type="float" office:value="408.25" calcext:value-type="float">
            <text:p>408.25</text:p>
          </table:table-cell>
          <table:table-cell table:formula="of:=[.B2]/[.$B$9]" office:value-type="percentage" office:value="0.59997060768609" calcext:value-type="percentage">
            <text:p>60.00%</text:p>
          </table:table-cell>
          <table:table-cell table:formula="of:=[.B2]*[.$G$2]" office:value-type="currency" office:currency="CHF" office:value="35211.5625" calcext:value-type="currency">
            <text:p>CHF 35'211.56</text:p>
          </table:table-cell>
          <table:table-cell/>
          <table:table-cell office:value-type="string" calcext:value-type="string">
            <text:p>Kosten pro Arbeitsstunde</text:p>
          </table:table-cell>
          <table:table-cell table:style-name="ce35" table:formula="of:=[.G1]/8" office:value-type="currency" office:currency="CHF" office:value="86.25" calcext:value-type="currency">
            <text:p>CHF 86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nal Submission Document</text:p>
          </table:table-cell>
          <table:table-cell office:value-type="float" office:value="148.5" calcext:value-type="float">
            <text:p>148.5</text:p>
          </table:table-cell>
          <table:table-cell table:formula="of:=[.B3]/[.$B$9]" office:value-type="percentage" office:value="0.218237930781101" calcext:value-type="percentage">
            <text:p>21.82%</text:p>
          </table:table-cell>
          <table:table-cell table:formula="of:=[.B3]*[.$G$2]" office:value-type="currency" office:currency="CHF" office:value="12808.125" calcext:value-type="currency">
            <text:p>CHF 12'808.13</text:p>
          </table:table-cell>
          <table:table-cell/>
          <table:table-cell table:style-name="ce36" office:value-type="string" calcext:value-type="string" table:number-columns-spanned="6" table:number-rows-spanned="1">
            <text:p>Quelle: SE2 aufwandschaetzung.pdf, F45, Dr. Daniel Keller</text:p>
          </table:table-cell>
          <table:covered-table-cell table:number-columns-repeated="5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float" office:value="108.2" calcext:value-type="float">
            <text:p>108.2</text:p>
          </table:table-cell>
          <table:table-cell table:formula="of:=[.B4]/[.$B$9]" office:value-type="percentage" office:value="0.159012418252627" calcext:value-type="percentage">
            <text:p>15.90%</text:p>
          </table:table-cell>
          <table:table-cell table:formula="of:=[.B4]*[.$G$2]" office:value-type="currency" office:currency="CHF" office:value="9332.25" calcext:value-type="currency">
            <text:p>CHF 9'332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ster</text:p>
          </table:table-cell>
          <table:table-cell office:value-type="float" office:value="6.5" calcext:value-type="float">
            <text:p>6.5</text:p>
          </table:table-cell>
          <table:table-cell table:formula="of:=[.B5]/[.$B$9]" office:value-type="percentage" office:value="0.00955250202072158" calcext:value-type="percentage">
            <text:p>0.96%</text:p>
          </table:table-cell>
          <table:table-cell table:formula="of:=[.B5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sentation</text:p>
          </table:table-cell>
          <table:table-cell office:value-type="float" office:value="2.5" calcext:value-type="float">
            <text:p>2.5</text:p>
          </table:table-cell>
          <table:table-cell table:formula="of:=[.B6]/[.$B$9]" office:value-type="percentage" office:value="0.00367403923873907" calcext:value-type="percentage">
            <text:p>0.37%</text:p>
          </table:table-cell>
          <table:table-cell table:formula="of:=[.B6]*[.$G$2]" office:value-type="currency" office:currency="CHF" office:value="215.625" calcext:value-type="currency">
            <text:p>CHF 215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oject Plan</text:p>
          </table:table-cell>
          <table:table-cell office:value-type="float" office:value="6.5" calcext:value-type="float">
            <text:p>6.5</text:p>
          </table:table-cell>
          <table:table-cell table:formula="of:=[.B7]/[.$B$9]" office:value-type="percentage" office:value="0.00955250202072158" calcext:value-type="percentage">
            <text:p>0.96%</text:p>
          </table:table-cell>
          <table:table-cell table:formula="of:=[.B7]*[.$G$2]" office:value-type="currency" office:currency="CHF" office:value="560.625" calcext:value-type="currency">
            <text:p>CHF 560.6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(empty)</text:p>
          </table:table-cell>
          <table:table-cell table:style-name="ce22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  <table:table-cell table:style-name="Default"/>
          <table:table-cell table:formula="of:=SUM([.D2:.D7])" office:value-type="currency" office:currency="CHF" office:value="58688.8125" calcext:value-type="currency">
            <text:p>CHF 58'688.81</text:p>
          </table:table-cell>
          <table:table-cell table:number-columns-repeated="7"/>
        </table:table-row>
      </table:table>
      <table:table table:name="pivot_users" table:style-name="ta1">
        <table:table-column table:style-name="co2" table:default-cell-style-name="ce10"/>
        <table:table-column table:style-name="co2" table:default-cell-style-name="ce12"/>
        <table:table-row table:style-name="ro2">
          <table:table-cell table:style-name="ce8" office:value-type="string" calcext:value-type="string">
            <text:p>Full name</text:p>
          </table:table-cell>
          <table:table-cell office:value-type="string" calcext:value-type="string">
            <text:p>Sum - Hours</text:p>
          </table:table-cell>
        </table:table-row>
        <table:table-row table:style-name="ro2">
          <table:table-cell table:style-name="ce9" office:value-type="string" calcext:value-type="string">
            <text:p>Fabian Hauser</text:p>
          </table:table-cell>
          <table:table-cell table:style-name="ce13" office:value-type="float" office:value="339.95" calcext:value-type="float">
            <text:p>339.95</text:p>
          </table:table-cell>
        </table:table-row>
        <table:table-row table:style-name="ro2">
          <table:table-cell office:value-type="string" calcext:value-type="string">
            <text:p>Raphael Zimmermann</text:p>
          </table:table-cell>
          <table:table-cell table:style-name="ce14" office:value-type="float" office:value="340.5" calcext:value-type="float">
            <text:p>340.5</text:p>
          </table:table-cell>
        </table:table-row>
        <table:table-row table:style-name="ro2">
          <table:table-cell office:value-type="string" calcext:value-type="string">
            <text:p>(empty)</text:p>
          </table:table-cell>
          <table:table-cell table:style-name="ce22"/>
        </table:table-row>
        <table:table-row table:style-name="ro2">
          <table:table-cell table:style-name="ce11" office:value-type="string" calcext:value-type="string">
            <text:p>Total Result</text:p>
          </table:table-cell>
          <table:table-cell table:style-name="ce17" office:value-type="float" office:value="680.45" calcext:value-type="float">
            <text:p>680.45</text:p>
          </table:table-cell>
        </table:table-row>
      </table:table>
      <table:table table:name="worklogs" table:style-name="ta1">
        <table:table-column table:style-name="co6" table:number-columns-repeated="3" table:default-cell-style-name="ce5"/>
        <table:table-column table:style-name="co6" table:default-cell-style-name="ce6"/>
        <table:table-column table:style-name="co6" table:number-columns-repeated="26" table:default-cell-style-name="ce5"/>
        <table:table-column table:style-name="co6" table:number-columns-repeated="994" table:default-cell-style-name="Default"/>
        <table:table-row table:style-name="ro7">
          <table:table-cell table:style-name="ce40" office:value-type="string" calcext:value-type="string">
            <text:p>Issue Key</text:p>
          </table:table-cell>
          <table:table-cell table:style-name="ce40" office:value-type="string" calcext:value-type="string">
            <text:p>Issue summary</text:p>
          </table:table-cell>
          <table:table-cell table:style-name="ce40" office:value-type="string" calcext:value-type="string">
            <text:p>Hours</text:p>
          </table:table-cell>
          <table:table-cell table:style-name="ce40" office:value-type="string" calcext:value-type="string">
            <text:p>Work date</text:p>
          </table:table-cell>
          <table:table-cell table:style-name="ce40" office:value-type="string" calcext:value-type="string">
            <text:p>Username</text:p>
          </table:table-cell>
          <table:table-cell table:style-name="ce40" office:value-type="string" calcext:value-type="string">
            <text:p>Full name</text:p>
          </table:table-cell>
          <table:table-cell table:style-name="ce40" office:value-type="string" calcext:value-type="string">
            <text:p>Period</text:p>
          </table:table-cell>
          <table:table-cell table:style-name="ce40" office:value-type="string" calcext:value-type="string">
            <text:p>Account Key</text:p>
          </table:table-cell>
          <table:table-cell table:style-name="ce40" office:value-type="string" calcext:value-type="string">
            <text:p>Account Name</text:p>
          </table:table-cell>
          <table:table-cell table:style-name="ce40" office:value-type="string" calcext:value-type="string">
            <text:p>Account Lead</text:p>
          </table:table-cell>
          <table:table-cell table:style-name="ce40" office:value-type="string" calcext:value-type="string">
            <text:p>Account Category</text:p>
          </table:table-cell>
          <table:table-cell table:style-name="ce40" office:value-type="string" calcext:value-type="string">
            <text:p>Account Customer</text:p>
          </table:table-cell>
          <table:table-cell table:style-name="ce40" office:value-type="string" calcext:value-type="string">
            <text:p>Activity Name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All Components</text:p>
          </table:table-cell>
          <table:table-cell table:style-name="ce40" office:value-type="string" calcext:value-type="string">
            <text:p>Version Name</text:p>
          </table:table-cell>
          <table:table-cell table:style-name="ce40" office:value-type="string" calcext:value-type="string">
            <text:p>Issue Type</text:p>
          </table:table-cell>
          <table:table-cell table:style-name="ce40" office:value-type="string" calcext:value-type="string">
            <text:p>Issue Status</text:p>
          </table:table-cell>
          <table:table-cell table:style-name="ce40" office:value-type="string" calcext:value-type="string">
            <text:p>Project Key</text:p>
          </table:table-cell>
          <table:table-cell table:style-name="ce40" office:value-type="string" calcext:value-type="string">
            <text:p>Project Name</text:p>
          </table:table-cell>
          <table:table-cell table:style-name="ce40" office:value-type="string" calcext:value-type="string">
            <text:p>Epic</text:p>
          </table:table-cell>
          <table:table-cell table:style-name="ce40" office:value-type="string" calcext:value-type="string">
            <text:p>Epic Link</text:p>
          </table:table-cell>
          <table:table-cell table:style-name="ce40" office:value-type="string" calcext:value-type="string">
            <text:p>Work Description</text:p>
          </table:table-cell>
          <table:table-cell table:style-name="ce40" office:value-type="string" calcext:value-type="string">
            <text:p>Parent Key</text:p>
          </table:table-cell>
          <table:table-cell table:style-name="ce40" office:value-type="string" calcext:value-type="string">
            <text:p>Reporter</text:p>
          </table:table-cell>
          <table:table-cell table:style-name="ce40" office:value-type="string" calcext:value-type="string">
            <text:p>External Hours</text:p>
          </table:table-cell>
          <table:table-cell table:style-name="ce40" office:value-type="string" calcext:value-type="string">
            <text:p>Billed Hours</text:p>
          </table:table-cell>
          <table:table-cell table:style-name="ce40" office:value-type="string" calcext:value-type="string">
            <text:p>Issue Original Estimate</text:p>
          </table:table-cell>
          <table:table-cell table:style-name="ce40" office:value-type="string" calcext:value-type="string">
            <text:p>Issue Remaining Estimate</text:p>
          </table:table-cell>
          <table:table-cell table:style-name="ce40" office:value-type="string" calcext:value-type="string">
            <text:p>Sprint</text:p>
          </table:table-cell>
          <table:table-cell office:value-type="string" calcext:value-type="string">
            <text:p>Esprint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0</text:p>
          </table:table-cell>
          <table:table-cell office:value-type="string" calcext:value-type="string">
            <text:p>Abstract in DAB-Tool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8" calcext:value-type="date">
            <text:p>2018-6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9</text:p>
          </table:table-cell>
          <table:table-cell office:value-type="string" calcext:value-type="string">
            <text:p>Create Poster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oster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8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7</text:p>
          </table:table-cell>
          <table:table-cell office:value-type="string" calcext:value-type="string">
            <text:p>Enhance Code Documentation and Structure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9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0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6</text:p>
          </table:table-cell>
          <table:table-cell office:value-type="string" calcext:value-type="string">
            <text:p>Investigate BOSH timeout handling and (if possible) allow to configure 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1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8</text:p>
          </table:table-cell>
          <table:table-cell office:value-type="string" calcext:value-type="string">
            <text:p>Make page size configurabl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7" calcext:value-type="date">
            <text:p>2018-6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7</text:p>
          </table:table-cell>
          <table:table-cell office:value-type="string" calcext:value-type="string">
            <text:p>Write personal report rzimmerm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5</text:p>
          </table:table-cell>
          <table:table-cell office:value-type="string" calcext:value-type="string">
            <text:p>Complete Glossary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8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19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0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2</text:p>
          </table:table-cell>
          <table:table-cell office:value-type="string" calcext:value-type="string">
            <text:p>Discuss Speed, Scalability and Concurrency in the archite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1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2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9</text:p>
          </table:table-cell>
          <table:table-cell office:value-type="string" calcext:value-type="string">
            <text:p>Update Project Pla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3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4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5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2</text:p>
          </table:table-cell>
          <table:table-cell office:value-type="string" calcext:value-type="string">
            <text:p>Sprint Planning Sprint 15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6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8</text:p>
          </table:table-cell>
          <table:table-cell office:value-type="string" calcext:value-type="string">
            <text:p>Write personal report fhause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table:formula="of:=VLOOKUP([.AD27];[sprint_alias.$A$2:.$B$24];2;0)" office:value-type="string" office:string-value="Sprint 15" calcext:value-type="string">
            <text:p>Sprint 1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2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2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6" calcext:value-type="date">
            <text:p>2018-6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15m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3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7</text:p>
          </table:table-cell>
          <table:table-cell office:value-type="string" calcext:value-type="string">
            <text:p>Write section achieved resul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9</text:p>
          </table:table-cell>
          <table:table-cell office:value-type="string" calcext:value-type="string">
            <text:p>Write <text:s/>section lessons learned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0</text:p>
          </table:table-cell>
          <table:table-cell office:value-type="string" calcext:value-type="string">
            <text:p>Write section future 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1</text:p>
          </table:table-cell>
          <table:table-cell office:value-type="string" calcext:value-type="string">
            <text:p>Write <text:s/>section conclus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6-05" calcext:value-type="date">
            <text:p>2018-6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8</text:p>
          </table:table-cell>
          <table:table-cell office:value-type="string" calcext:value-type="string">
            <text:p>Collect bullet points for <text:s/>section discussion and conclus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4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5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4" calcext:value-type="date">
            <text:p>2018-6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1</text:p>
          </table:table-cell>
          <table:table-cell office:value-type="string" calcext:value-type="string">
            <text:p>Document why our dev setup uses bosh (openfire limitations)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3</text:p>
          </table:table-cell>
          <table:table-cell office:value-type="string" calcext:value-type="string">
            <text:p>Write section encountered problems</text:p>
          </table:table-cell>
          <table:table-cell office:value-type="float" office:value="6" calcext:value-type="float">
            <text:p>6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4" calcext:value-type="float">
            <text:p>4</text:p>
          </table:table-cell>
          <table:table-cell office:value-type="date" office:date-value="2018-06-03" calcext:value-type="date">
            <text:p>2018-6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1</text:p>
          </table:table-cell>
          <table:table-cell office:value-type="string" calcext:value-type="string">
            <text:p>Extend install guide in the reposito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02" calcext:value-type="date">
            <text:p>2018-6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</text:p>
          </table:table-cell>
          <table:table-cell office:value-type="string" calcext:value-type="string">
            <text:p>Infrastructure Updates Sprint 1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9</text:p>
          </table:table-cell>
          <table:table-cell office:value-type="string" calcext:value-type="string">
            <text:p>Clean Parameter Substitution with breadcrumb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6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0</text:p>
          </table:table-cell>
          <table:table-cell office:value-type="string" calcext:value-type="string">
            <text:p>Supervision Meeting Sprint 14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etup Suppor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8</text:p>
          </table:table-cell>
          <table:table-cell office:value-type="string" calcext:value-type="string">
            <text:p>Refactor Error handling</text:p>
          </table:table-cell>
          <table:table-cell office:value-type="float" office:value="5" calcext:value-type="float">
            <text:p>5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2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6-01" calcext:value-type="date">
            <text:p>2018-6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4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5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3</text:p>
          </table:table-cell>
          <table:table-cell office:value-type="string" calcext:value-type="string">
            <text:p>Clean up Layer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7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4</text:p>
          </table:table-cell>
          <table:table-cell office:value-type="string" calcext:value-type="string">
            <text:p>Standup Meetings Sprint 1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1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31" calcext:value-type="date">
            <text:p>2018-5-3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impor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6</text:p>
          </table:table-cell>
          <table:table-cell office:value-type="string" calcext:value-type="string">
            <text:p>Write section docu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3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4</text:p>
          </table:table-cell>
          <table:table-cell office:value-type="string" calcext:value-type="string">
            <text:p>Introduce barrel imports to simplify import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30" calcext:value-type="date">
            <text:p>2018-5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8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5</text:p>
          </table:table-cell>
          <table:table-cell office:value-type="string" calcext:value-type="string">
            <text:p>Write section test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6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7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2</text:p>
          </table:table-cell>
          <table:table-cell office:value-type="string" calcext:value-type="string">
            <text:p>Write section development setup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8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4</text:p>
          </table:table-cell>
          <table:table-cell office:value-type="string" calcext:value-type="string">
            <text:p>Write section code quality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: complexity tool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89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1</text:p>
          </table:table-cell>
          <table:table-cell office:value-type="string" calcext:value-type="string">
            <text:p>Sprint Planning Sprint 14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90];[sprint_alias.$A$2:.$B$24];2;0)" office:value-type="string" office:string-value="Sprint 14" calcext:value-type="string">
            <text:p>Sprint 1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9" calcext:value-type="date">
            <text:p>2018-5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oc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6</text:p>
          </table:table-cell>
          <table:table-cell office:value-type="string" calcext:value-type="string">
            <text:p>Supervision Meeting Sprint 1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8</text:p>
          </table:table-cell>
          <table:table-cell office:value-type="string" calcext:value-type="string">
            <text:p>Retrospective 4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9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3</text:p>
          </table:table-cell>
          <table:table-cell office:value-type="string" calcext:value-type="string">
            <text:p>Abstract and Mgmt Summary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table:formula="of:=VLOOKUP([.AD10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8" calcext:value-type="date">
            <text:p>2018-5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27" calcext:value-type="date">
            <text:p>2018-5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9</text:p>
          </table:table-cell>
          <table:table-cell office:value-type="string" calcext:value-type="string">
            <text:p>Implement breadcrumb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0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5</text:p>
          </table:table-cell>
          <table:table-cell office:value-type="string" calcext:value-type="string">
            <text:p>List All Parent-Collections of a Topic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3</text:p>
          </table:table-cell>
          <table:table-cell office:value-type="string" calcext:value-type="string">
            <text:p>Standup Meetings Sprint 1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2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5" calcext:value-type="date">
            <text:p>2018-5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6</text:p>
          </table:table-cell>
          <table:table-cell office:value-type="string" calcext:value-type="string">
            <text:p>List All Subtopics and Subcollection of a Collection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4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5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24" calcext:value-type="date">
            <text:p>2018-5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3" calcext:value-type="date">
            <text:p>2018-5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8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0</text:p>
          </table:table-cell>
          <table:table-cell office:value-type="string" calcext:value-type="string">
            <text:p>Don't show disconnected dialog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19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3</text:p>
          </table:table-cell>
          <table:table-cell office:value-type="string" calcext:value-type="string">
            <text:p>Split up topic details service into a configuration and affiliation 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0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e2e test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1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0</text:p>
          </table:table-cell>
          <table:table-cell office:value-type="string" calcext:value-type="string">
            <text:p>Refactor Links to always use the NavigationServic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2.25" calcext:value-type="float">
            <text:p>2.25</text:p>
          </table:table-cell>
          <table:table-cell/>
          <table:table-cell table:formula="of:=VLOOKUP([.AD122];[sprint_alias.$A$2:.$B$24];2;0)" office:value-type="string" office:string-value="" calcext:value-type="error">
            <text:p>#N/A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3</text:p>
          </table:table-cell>
          <table:table-cell office:value-type="string" calcext:value-type="string">
            <text:p>Show persisted item tab conditionally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3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6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0</text:p>
          </table:table-cell>
          <table:table-cell office:value-type="string" calcext:value-type="string">
            <text:p>Sprint Planning Sprint 13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7];[sprint_alias.$A$2:.$B$24];2;0)" office:value-type="string" office:string-value="Sprint 13" calcext:value-type="string">
            <text:p>Sprint 1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22" calcext:value-type="date">
            <text:p>2018-5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2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3</text:p>
          </table:table-cell>
          <table:table-cell office:value-type="string" calcext:value-type="string">
            <text:p>Write Management Summar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table:formula="of:=VLOOKUP([.AD12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9</text:p>
          </table:table-cell>
          <table:table-cell office:value-type="string" calcext:value-type="string">
            <text:p>Inspect Detailed Subscription Configura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21" calcext:value-type="date">
            <text:p>2018-5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1</text:p>
          </table:table-cell>
          <table:table-cell office:value-type="string" calcext:value-type="string">
            <text:p>Unsubscribe Consum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2</text:p>
          </table:table-cell>
          <table:table-cell office:value-type="string" calcext:value-type="string">
            <text:p>Subscribe Consumer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8" calcext:value-type="date">
            <text:p>2018-5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3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2</text:p>
          </table:table-cell>
          <table:table-cell office:value-type="string" calcext:value-type="string">
            <text:p>Write Abstract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6</text:p>
          </table:table-cell>
          <table:table-cell office:value-type="string" calcext:value-type="string">
            <text:p>Submit final parts of the final submission docum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3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0</text:p>
          </table:table-cell>
          <table:table-cell office:value-type="string" calcext:value-type="string">
            <text:p>Supervision Meeting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6" calcext:value-type="date">
            <text:p>2018-5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49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1</text:p>
          </table:table-cell>
          <table:table-cell office:value-type="string" calcext:value-type="string">
            <text:p>Investigate and document how multiple users can be configur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0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1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8</text:p>
          </table:table-cell>
          <table:table-cell office:value-type="string" calcext:value-type="string">
            <text:p>List Consumer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2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5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4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4</text:p>
          </table:table-cell>
          <table:table-cell office:value-type="string" calcext:value-type="string">
            <text:p>Add "publish new item" on persisted items tab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5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</text:p>
          </table:table-cell>
          <table:table-cell office:value-type="string" calcext:value-type="string">
            <text:p>Infrastructure Updates Sprint 1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9.25" calcext:value-type="float">
            <text:p>29.25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6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7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9</text:p>
          </table:table-cell>
          <table:table-cell office:value-type="string" calcext:value-type="string">
            <text:p>Sprint Planning Sprint 12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table:formula="of:=VLOOKUP([.AD158];[sprint_alias.$A$2:.$B$24];2;0)" office:value-type="string" office:string-value="Sprint 12" calcext:value-type="string">
            <text:p>Sprint 1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5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17" calcext:value-type="date">
            <text:p>2018-5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and Fix certificate error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1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15" calcext:value-type="date">
            <text:p>2018-5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6.5" calcext:value-type="float">
            <text:p>6.5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8</text:p>
          </table:table-cell>
          <table:table-cell office:value-type="string" calcext:value-type="string">
            <text:p>Write e2e test for Topic Details Affiliations View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14" calcext:value-type="date">
            <text:p>2018-5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7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8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7</text:p>
          </table:table-cell>
          <table:table-cell office:value-type="string" calcext:value-type="string">
            <text:p>Purge All Persisted Items From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69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6</text:p>
          </table:table-cell>
          <table:table-cell office:value-type="string" calcext:value-type="string">
            <text:p>Delete a Persisted Item From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12" calcext:value-type="date">
            <text:p>2018-5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0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7</text:p>
          </table:table-cell>
          <table:table-cell office:value-type="string" calcext:value-type="string">
            <text:p><text:s text:c="4"/>Write e2e test for Topic Details Config View</text:p>
          </table:table-cell>
          <table:table-cell office:value-type="float" office:value="4" calcext:value-type="float">
            <text:p>4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4</text:p>
          </table:table-cell>
          <table:table-cell office:value-type="string" calcext:value-type="string">
            <text:p>Filter Persisted Item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VLOOKUP([.AD173];[sprint_alias.$A$2:.$B$24];2;0)" office:value-type="string" office:string-value="" calcext:value-type="error">
            <text:p>#N/A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4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9" calcext:value-type="date">
            <text:p>2018-5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5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8</text:p>
          </table:table-cell>
          <table:table-cell office:value-type="string" calcext:value-type="string">
            <text:p>Add Persisted Items Tab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6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8</text:p>
          </table:table-cell>
          <table:table-cell office:value-type="string" calcext:value-type="string">
            <text:p>Sprint Planning Sprint 11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7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5</text:p>
          </table:table-cell>
          <table:table-cell office:value-type="string" calcext:value-type="string">
            <text:p>Paged Persisted Ite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begin with <text:s/>service method implement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8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79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make it paralle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0</text:p>
          </table:table-cell>
          <table:table-cell office:value-type="string" calcext:value-type="string">
            <text:p>Add specialized "Danger Zone" fields for conversion (Topic to coll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0</text:p>
          </table:table-cell>
          <table:table-cell office:value-type="string" calcext:value-type="string">
            <text:p>Investigate Problem with Parenthesis in NodeIDs encoded in the URL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2];[sprint_alias.$A$2:.$B$24];2;0)" office:value-type="string" office:string-value="Sprint 11" calcext:value-type="string">
            <text:p>Sprint 1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18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8" calcext:value-type="date">
            <text:p>2018-5-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 failing Travis buil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8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5</text:p>
          </table:table-cell>
          <table:table-cell office:value-type="string" calcext:value-type="string">
            <text:p>Write e2e test for Overview Tabs</text:p>
          </table:table-cell>
          <table:table-cell office:value-type="float" office:value="2" calcext:value-type="float">
            <text:p>2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6" calcext:value-type="date">
            <text:p>2018-5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9</text:p>
          </table:table-cell>
          <table:table-cell office:value-type="string" calcext:value-type="string">
            <text:p>Supervision Meeting Sprint 10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19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7</text:p>
          </table:table-cell>
          <table:table-cell office:value-type="string" calcext:value-type="string">
            <text:p>Retrospective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7" calcext:value-type="date">
            <text:p>2018-5-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5.5" calcext:value-type="float">
            <text:p>5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5</text:p>
          </table:table-cell>
          <table:table-cell office:value-type="string" calcext:value-type="string">
            <text:p>Implement First Language Review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table:formula="of:=VLOOKUP([.AD20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6" calcext:value-type="float">
            <text:p>6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2</text:p>
          </table:table-cell>
          <table:table-cell office:value-type="string" calcext:value-type="string">
            <text:p>Extend missing pubsub fields in jxt-xmpp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PR &amp; integrate i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0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0</text:p>
          </table:table-cell>
          <table:table-cell office:value-type="string" calcext:value-type="string">
            <text:p>Standup Meetings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4" calcext:value-type="date">
            <text:p>2018-5-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0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5" calcext:value-type="float">
            <text:p>5</text:p>
          </table:table-cell>
          <table:table-cell office:value-type="date" office:date-value="2018-05-03" calcext:value-type="date">
            <text:p>2018-5-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1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7</text:p>
          </table:table-cell>
          <table:table-cell office:value-type="string" calcext:value-type="string">
            <text:p>Setup e2e Tests Infrastructur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5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4</text:p>
          </table:table-cell>
          <table:table-cell office:value-type="string" calcext:value-type="string">
            <text:p>Use pretty confirm dialog in affiliations tab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53</text:p>
          </table:table-cell>
          <table:table-cell office:value-type="string" calcext:value-type="string">
            <text:p>Implement a pretty confirm dialog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5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</text:p>
          </table:table-cell>
          <table:table-cell office:value-type="string" calcext:value-type="string">
            <text:p>Infrastructure Updates Sprint 10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2" calcext:value-type="date">
            <text:p>2018-5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8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19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4</text:p>
          </table:table-cell>
          <table:table-cell office:value-type="string" calcext:value-type="string">
            <text:p>Implement Paging of Topics on the Topic/Collection Overview pag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2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2</text:p>
          </table:table-cell>
          <table:table-cell office:value-type="string" calcext:value-type="string">
            <text:p>Add delete Button in the "Danger Zone" for a Topic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3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61</text:p>
          </table:table-cell>
          <table:table-cell office:value-type="string" calcext:value-type="string">
            <text:p>Implement delete topic service metho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6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4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9</text:p>
          </table:table-cell>
          <table:table-cell office:value-type="string" calcext:value-type="string">
            <text:p>Fix confusing error shown when the connection to the XMPP server is los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6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7</text:p>
          </table:table-cell>
          <table:table-cell office:value-type="string" calcext:value-type="string">
            <text:p>Sprint Planning Sprint 10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table:formula="of:=VLOOKUP([.AD227];[sprint_alias.$A$2:.$B$24];2;0)" office:value-type="string" office:string-value="Sprint 10" calcext:value-type="string">
            <text:p>Sprint 1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2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2018-5-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3.5" calcext:value-type="float">
            <text:p>3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30" calcext:value-type="date">
            <text:p>2018-4-3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4</text:p>
          </table:table-cell>
          <table:table-cell office:value-type="string" calcext:value-type="string">
            <text:p>Check XMPP Server Feature Support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Create release and inform Prof. Steffe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7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9</text:p>
          </table:table-cell>
          <table:table-cell office:value-type="string" calcext:value-type="string">
            <text:p>Standup Meetings Sprint 9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8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0</text:p>
          </table:table-cell>
          <table:table-cell office:value-type="string" calcext:value-type="string">
            <text:p>Discuss Added Value in the Final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39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6</text:p>
          </table:table-cell>
          <table:table-cell office:value-type="string" calcext:value-type="string">
            <text:p>Investigate how paging of Topics/Collections could be implemented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29" calcext:value-type="date">
            <text:p>2018-4-2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2</text:p>
          </table:table-cell>
          <table:table-cell office:value-type="string" calcext:value-type="string">
            <text:p>Investigate CSP error in chrom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1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8" calcext:value-type="date">
            <text:p>2018-4-2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7" calcext:value-type="date">
            <text:p>2018-4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3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est configuration and add deploy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4</text:p>
          </table:table-cell>
          <table:table-cell office:value-type="string" calcext:value-type="string">
            <text:p>Supervisor Meeting Sprint 9a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6" calcext:value-type="date">
            <text:p>2018-4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8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1</text:p>
          </table:table-cell>
          <table:table-cell office:value-type="string" calcext:value-type="string">
            <text:p>Write configuration/Test drive section in the installation guid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4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Implement Feedback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Tes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1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x TODO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3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5" calcext:value-type="date">
            <text:p>2018-4-2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7.5" calcext:value-type="float">
            <text:p>7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47</text:p>
          </table:table-cell>
          <table:table-cell office:value-type="string" calcext:value-type="string">
            <text:p>Isolate configuration in a Component</text:p>
          </table:table-cell>
          <table:table-cell office:value-type="float" office:value="4" calcext:value-type="float">
            <text:p>4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4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6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7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5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8</text:p>
          </table:table-cell>
          <table:table-cell office:value-type="string" calcext:value-type="string">
            <text:p>Error overlay is not displayed when an error during ngOnInit occurs...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59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3</text:p>
          </table:table-cell>
          <table:table-cell office:value-type="string" calcext:value-type="string">
            <text:p>Update Client Architecture A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0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6</text:p>
          </table:table-cell>
          <table:table-cell office:value-type="string" calcext:value-type="string">
            <text:p>Sprint Planning Sprint 9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4" calcext:value-type="date">
            <text:p>2018-4-24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2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4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8">
          <table:table-cell office:value-type="string" calcext:value-type="string">
            <text:p>XGB-139</text:p>
          </table:table-cell>
          <table:table-cell office:value-type="string" calcext:value-type="string">
            <text:p/>
            <text:p>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5];[sprint_alias.$A$2:.$B$24];2;0)" office:value-type="string" office:string-value="Sprint  9" calcext:value-type="string">
            <text:p>Sprint <text:s/>9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3</text:p>
          </table:table-cell>
          <table:table-cell office:value-type="string" calcext:value-type="string">
            <text:p>Create and Document XMPP-Client Configuration</text:p>
          </table:table-cell>
          <table:table-cell office:value-type="float" office:value="3.75" calcext:value-type="float">
            <text:p>3.7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6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23" calcext:value-type="date">
            <text:p>2018-4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69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1</text:p>
          </table:table-cell>
          <table:table-cell office:value-type="string" calcext:value-type="string">
            <text:p>Implement create xmpp topic in 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0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1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22" calcext:value-type="date">
            <text:p>2018-4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base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</text:p>
          </table:table-cell>
          <table:table-cell office:value-type="string" calcext:value-type="string">
            <text:p>Infrastructure Updates Sprint 8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20" calcext:value-type="date">
            <text:p>2018-4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8</text:p>
          </table:table-cell>
          <table:table-cell office:value-type="string" calcext:value-type="string">
            <text:p>Standup Meetings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7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and extend promise stucture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7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9" calcext:value-type="date">
            <text:p>2018-4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0.45" calcext:value-type="float">
            <text:p>0.4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write stuff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8</text:p>
          </table:table-cell>
          <table:table-cell office:value-type="string" calcext:value-type="string">
            <text:p>Add specialized field component for contained/parent collection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5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5</text:p>
          </table:table-cell>
          <table:table-cell office:value-type="string" calcext:value-type="string">
            <text:p>Add specialized field component for affiliation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table:formula="of:=VLOOKUP([.AD28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2</text:p>
          </table:table-cell>
          <table:table-cell office:value-type="string" calcext:value-type="string">
            <text:p>Configure Global Error Handling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7</text:p>
          </table:table-cell>
          <table:table-cell office:value-type="string" calcext:value-type="string">
            <text:p>Adapt creation form to create topic OR collection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88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4-18" calcext:value-type="date">
            <text:p>2018-4-1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8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6" calcext:value-type="float">
            <text:p>6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2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6</text:p>
          </table:table-cell>
          <table:table-cell office:value-type="string" calcext:value-type="string">
            <text:p><text:s text:c="4"/>Add specialized field component for title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3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30</text:p>
          </table:table-cell>
          <table:table-cell office:value-type="string" calcext:value-type="string">
            <text:p>Implement collapsible containers widget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3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4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6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5</text:p>
          </table:table-cell>
          <table:table-cell office:value-type="string" calcext:value-type="string">
            <text:p>Sprint Planning Sprint 8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table:formula="of:=VLOOKUP([.AD297];[sprint_alias.$A$2:.$B$24];2;0)" office:value-type="string" office:string-value="Sprint  8" calcext:value-type="string">
            <text:p>Sprint <text:s/>8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29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4</text:p>
          </table:table-cell>
          <table:table-cell office:value-type="string" calcext:value-type="string">
            <text:p>Language Review: Prepare &amp; Submi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7" calcext:value-type="date">
            <text:p>2018-4-1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5" calcext:value-type="float">
            <text:p>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7</text:p>
          </table:table-cell>
          <table:table-cell office:value-type="string" calcext:value-type="string">
            <text:p>Standup Meetings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7</text:p>
          </table:table-cell>
          <table:table-cell office:value-type="string" calcext:value-type="string">
            <text:p>Conduct an architectural analysis with an industry exper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0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4</text:p>
          </table:table-cell>
          <table:table-cell office:value-type="string" calcext:value-type="string">
            <text:p>Advisory Meet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6" calcext:value-type="date">
            <text:p>2018-4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8</text:p>
          </table:table-cell>
          <table:table-cell office:value-type="string" calcext:value-type="string">
            <text:p>Implement TopicOverviewService</text:p>
          </table:table-cell>
          <table:table-cell office:value-type="float" office:value="7" calcext:value-type="float">
            <text:p>7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3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9</text:p>
          </table:table-cell>
          <table:table-cell office:value-type="string" calcext:value-type="string">
            <text:p>Define and Document Content Security Policy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5" calcext:value-type="date">
            <text:p>2018-4-1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3" calcext:value-type="date">
            <text:p>2018-4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1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9</text:p>
          </table:table-cell>
          <table:table-cell office:value-type="string" calcext:value-type="string">
            <text:p>Finish NGINX Setup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12" calcext:value-type="date">
            <text:p>2018-4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0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1" calcext:value-type="date">
            <text:p>2018-4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1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6</text:p>
          </table:table-cell>
          <table:table-cell office:value-type="string" calcext:value-type="string">
            <text:p>Implement dynamic handling of XMPP data form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5</text:p>
          </table:table-cell>
          <table:table-cell office:value-type="string" calcext:value-type="string">
            <text:p>Analyze XMPP Data Form Fields and Provide UI-Mockups for each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4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6</text:p>
          </table:table-cell>
          <table:table-cell office:value-type="string" calcext:value-type="string">
            <text:p>Retrospective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5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28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2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Feedback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1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lann next Spri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2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4</text:p>
          </table:table-cell>
          <table:table-cell office:value-type="string" calcext:value-type="string">
            <text:p>Prepare Interim pres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esent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rite Mail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3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out basic implementation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7</text:p>
          </table:table-cell>
          <table:table-cell office:value-type="string" calcext:value-type="string">
            <text:p>Final Framework Decision: XMPP-Framework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75" calcext:value-type="float">
            <text:p>9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 Minute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6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3</text:p>
          </table:table-cell>
          <table:table-cell office:value-type="string" calcext:value-type="string">
            <text:p>Advisory Meet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7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3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4</text:p>
          </table:table-cell>
          <table:table-cell office:value-type="string" calcext:value-type="string">
            <text:p>Sprint Planning Sprint 7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table:formula="of:=VLOOKUP([.AD339];[sprint_alias.$A$2:.$B$24];2;0)" office:value-type="string" office:string-value="Sprint  7" calcext:value-type="string">
            <text:p>Sprint <text:s/>7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4-10" calcext:value-type="date">
            <text:p>2018-4-1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1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1" calcext:value-type="float">
            <text:p>1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2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3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6</text:p>
          </table:table-cell>
          <table:table-cell office:value-type="string" calcext:value-type="string">
            <text:p>Standup Meetings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4-09" calcext:value-type="date">
            <text:p>2018-4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6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7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9</text:p>
          </table:table-cell>
          <table:table-cell office:value-type="string" calcext:value-type="string">
            <text:p>Extract Topic List Component</text:p>
          </table:table-cell>
          <table:table-cell office:value-type="float" office:value="3" calcext:value-type="float">
            <text:p>3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8</text:p>
          </table:table-cell>
          <table:table-cell office:value-type="string" calcext:value-type="string">
            <text:p>Implement Mock Service to fetch topics/collections in overview</text:p>
          </table:table-cell>
          <table:table-cell office:value-type="float" office:value="2" calcext:value-type="float">
            <text:p>2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4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4-03" calcext:value-type="date">
            <text:p>2018-4-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6</text:p>
          </table:table-cell>
          <table:table-cell office:value-type="string" calcext:value-type="string">
            <text:p>Set up NGINX to proxy openfire BOSH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2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6</text:p>
          </table:table-cell>
          <table:table-cell office:value-type="string" calcext:value-type="string">
            <text:p>Investigate how XMPP over WebSockets could be proxied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5</text:p>
          </table:table-cell>
          <table:table-cell office:value-type="string" calcext:value-type="string">
            <text:p>Add Co-Examiner to first submission document page &amp; move task descrip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9" calcext:value-type="date">
            <text:p>2018-3-2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4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0</text:p>
          </table:table-cell>
          <table:table-cell office:value-type="string" calcext:value-type="string">
            <text:p>Write Tests for existing Componen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8" calcext:value-type="date">
            <text:p>2018-3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5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2</text:p>
          </table:table-cell>
          <table:table-cell office:value-type="string" calcext:value-type="string">
            <text:p>Infrastructure Updates Sprint 6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6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3</text:p>
          </table:table-cell>
          <table:table-cell office:value-type="string" calcext:value-type="string">
            <text:p>Sprint Planning Sprint 6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7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8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2</text:p>
          </table:table-cell>
          <table:table-cell office:value-type="string" calcext:value-type="string">
            <text:p>Understand Angular Observabl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59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1</text:p>
          </table:table-cell>
          <table:table-cell office:value-type="string" calcext:value-type="string">
            <text:p>Clean up <text:s/>tab view implement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table:formula="of:=VLOOKUP([.AD360];[sprint_alias.$A$2:.$B$24];2;0)" office:value-type="string" office:string-value="Sprint  6" calcext:value-type="string">
            <text:p>Sprint <text:s/>6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8</text:p>
          </table:table-cell>
          <table:table-cell office:value-type="string" calcext:value-type="string">
            <text:p>Analyse XMPP Server XSRF attacks</text:p>
          </table:table-cell>
          <table:table-cell office:value-type="float" office:value="4.5" calcext:value-type="float">
            <text:p>4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8</text:p>
          </table:table-cell>
          <table:table-cell office:value-type="string" calcext:value-type="string">
            <text:p>Framework Decision: XMPP Framework</text:p>
          </table:table-cell>
          <table:table-cell office:value-type="float" office:value="8" calcext:value-type="float">
            <text:p>8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6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0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27" calcext:value-type="date">
            <text:p>2018-3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5</text:p>
          </table:table-cell>
          <table:table-cell office:value-type="string" calcext:value-type="string">
            <text:p>Standup Meetings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3</text:p>
          </table:table-cell>
          <table:table-cell office:value-type="string" calcext:value-type="string">
            <text:p>Learn about Testing/Mocking (e2e, unit)</text:p>
          </table:table-cell>
          <table:table-cell office:value-type="float" office:value="5" calcext:value-type="float">
            <text:p>5</text:p>
          </table:table-cell>
          <table:table-cell office:value-type="date" office:date-value="2018-03-26" calcext:value-type="date">
            <text:p>2018-3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5" calcext:value-type="date">
            <text:p>2018-3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6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1</text:p>
          </table:table-cell>
          <table:table-cell office:value-type="string" calcext:value-type="string">
            <text:p>Client TLS Certificate Authentication</text:p>
          </table:table-cell>
          <table:table-cell office:value-type="float" office:value="3" calcext:value-type="float">
            <text:p>3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4</text:p>
          </table:table-cell>
          <table:table-cell office:value-type="string" calcext:value-type="string">
            <text:p>Setup openfire with CA / Client Certificates for development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7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0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1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0</text:p>
          </table:table-cell>
          <table:table-cell office:value-type="string" calcext:value-type="string">
            <text:p>Supervisor Meet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2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4.75" calcext:value-type="float">
            <text:p>4.75</text:p>
          </table:table-cell>
          <table:table-cell office:value-type="date" office:date-value="2018-03-23" calcext:value-type="date">
            <text:p>2018-3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75" calcext:value-type="float">
            <text:p>4.7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1" calcext:value-type="date">
            <text:p>2018-3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4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4</text:p>
          </table:table-cell>
          <table:table-cell office:value-type="string" calcext:value-type="string">
            <text:p>Implement "Overview"-View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5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2</text:p>
          </table:table-cell>
          <table:table-cell office:value-type="string" calcext:value-type="string">
            <text:p>Draw angular component/module map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6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1</text:p>
          </table:table-cell>
          <table:table-cell office:value-type="string" calcext:value-type="string">
            <text:p>Attach Signed Task Description to Submission Documen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7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8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89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3</text:p>
          </table:table-cell>
          <table:table-cell office:value-type="string" calcext:value-type="string">
            <text:p>Write Section "Risk Analysis"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2</text:p>
          </table:table-cell>
          <table:table-cell office:value-type="string" calcext:value-type="string">
            <text:p>Sprint Planning Sprint 5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20" calcext:value-type="date">
            <text:p>2018-3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table:formula="of:=VLOOKUP([.AD393];[sprint_alias.$A$2:.$B$24];2;0)" office:value-type="string" office:string-value="Sprint  5" calcext:value-type="string">
            <text:p>Sprint <text:s/>5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0</text:p>
          </table:table-cell>
          <table:table-cell office:value-type="string" calcext:value-type="string">
            <text:p>Write Section "Domain Analysis"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39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9" calcext:value-type="date">
            <text:p>2018-3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8" calcext:value-type="date">
            <text:p>2018-3-1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1</text:p>
          </table:table-cell>
          <table:table-cell office:value-type="string" calcext:value-type="string">
            <text:p>Infrastructure Updates Sprint 4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4" calcext:value-type="float">
            <text:p>4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0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4</text:p>
          </table:table-cell>
          <table:table-cell office:value-type="string" calcext:value-type="string">
            <text:p>Standup Meetings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4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5</text:p>
          </table:table-cell>
          <table:table-cell office:value-type="string" calcext:value-type="string">
            <text:p>Security Considerations in Concept Sectio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6" calcext:value-type="date">
            <text:p>2018-3-1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1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4" calcext:value-type="date">
            <text:p>2018-3-1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2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2</text:p>
          </table:table-cell>
          <table:table-cell office:value-type="string" calcext:value-type="string">
            <text:p>Write Section "Architecture"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3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4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7</text:p>
          </table:table-cell>
          <table:table-cell office:value-type="string" calcext:value-type="string">
            <text:p>Bootstrap Angular</text:p>
          </table:table-cell>
          <table:table-cell office:value-type="float" office:value="2.75" calcext:value-type="float">
            <text:p>2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75" calcext:value-type="float">
            <text:p>2.75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5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6</text:p>
          </table:table-cell>
          <table:table-cell office:value-type="string" calcext:value-type="string">
            <text:p>Learning Angular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6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1</text:p>
          </table:table-cell>
          <table:table-cell office:value-type="string" calcext:value-type="string">
            <text:p>Write Section "Wireframes"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7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9</text:p>
          </table:table-cell>
          <table:table-cell office:value-type="string" calcext:value-type="string">
            <text:p>Write Section "Requirements / Analysis"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8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19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1</text:p>
          </table:table-cell>
          <table:table-cell office:value-type="string" calcext:value-type="string">
            <text:p>Sprint Planning Sprint 4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table:formula="of:=VLOOKUP([.AD420];[sprint_alias.$A$2:.$B$24];2;0)" office:value-type="string" office:string-value="Sprint  4" calcext:value-type="string">
            <text:p>Sprint <text:s/>4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5</text:p>
          </table:table-cell>
          <table:table-cell office:value-type="string" calcext:value-type="string">
            <text:p>Retrospective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5</text:p>
          </table:table-cell>
          <table:table-cell office:value-type="string" calcext:value-type="string">
            <text:p>Create Architecture Overview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3" calcext:value-type="date">
            <text:p>2018-3-1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2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T10:57:00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 state management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1</text:p>
          </table:table-cell>
          <table:table-cell office:value-type="string" calcext:value-type="string">
            <text:p>Architectural Decision: State Management (TCP Connection)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3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6</text:p>
          </table:table-cell>
          <table:table-cell office:value-type="string" calcext:value-type="string">
            <text:p><text:s text:c="4"/>Supervision Meet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12" calcext:value-type="date">
            <text:p>2018-3-1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11" calcext:value-type="date">
            <text:p>2018-3-1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4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4</text:p>
          </table:table-cell>
          <table:table-cell office:value-type="string" calcext:value-type="string">
            <text:p>Architectural Decision: SASL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0</text:p>
          </table:table-cell>
          <table:table-cell office:value-type="string" calcext:value-type="string">
            <text:p>Plan Final Submission Document Outline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8</text:p>
          </table:table-cell>
          <table:table-cell office:value-type="string" calcext:value-type="string">
            <text:p>Architectural Decision: Web Application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0</text:p>
          </table:table-cell>
          <table:table-cell office:value-type="string" calcext:value-type="string">
            <text:p>Architectural Decision: REST vs. BOSH XMPP vs. WebSocke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0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scussion and 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3</text:p>
          </table:table-cell>
          <table:table-cell office:value-type="string" calcext:value-type="string">
            <text:p>Standup Meetings Sprint 3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5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9" calcext:value-type="date">
            <text:p>2018-3-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5</text:p>
          </table:table-cell>
          <table:table-cell office:value-type="string" calcext:value-type="string">
            <text:p>Compare Jabber Servers and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8" calcext:value-type="date">
            <text:p>2018-3-8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4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7</text:p>
          </table:table-cell>
          <table:table-cell office:value-type="string" calcext:value-type="string">
            <text:p>Finalise User Stories and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6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7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8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69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Sprint plann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0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9</text:p>
          </table:table-cell>
          <table:table-cell office:value-type="string" calcext:value-type="string">
            <text:p>Architectural Decision: Roles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9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2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3</text:p>
          </table:table-cell>
          <table:table-cell office:value-type="string" calcext:value-type="string">
            <text:p>Architectural Decision: Frontend Framework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75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Improve languag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7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6" calcext:value-type="date">
            <text:p>2018-3-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1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0</text:p>
          </table:table-cell>
          <table:table-cell office:value-type="string" calcext:value-type="string">
            <text:p>Sprint Planning Sprint 3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table:formula="of:=VLOOKUP([.AD483];[sprint_alias.$A$2:.$B$24];2;0)" office:value-type="string" office:string-value="Sprint  3" calcext:value-type="string">
            <text:p>Sprint <text:s/>3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3</text:p>
          </table:table-cell>
          <table:table-cell office:value-type="string" calcext:value-type="string">
            <text:p>Supervision Meeting Sprint 2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3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2</text:p>
          </table:table-cell>
          <table:table-cell office:value-type="string" calcext:value-type="string">
            <text:p>Standup Meetings Sprint 2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5" calcext:value-type="date">
            <text:p>2018-3-5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2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2" calcext:value-type="float">
            <text:p>2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8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9</text:p>
          </table:table-cell>
          <table:table-cell office:value-type="string" calcext:value-type="string">
            <text:p>Architectural Decision: Plugin, Component or Bot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4" calcext:value-type="date">
            <text:p>2018-3-4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finish up &amp; rebase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1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3.25" calcext:value-type="float">
            <text:p>3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y to build wireframes with vue - without success :(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2</text:p>
          </table:table-cell>
          <table:table-cell office:value-type="string" calcext:value-type="string">
            <text:p>Collect Jabber Servers and Jabber Client Libra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8" calcext:value-type="date">
            <text:p>2018-2-28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2" calcext:value-type="date">
            <text:p>2018-3-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49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7</text:p>
          </table:table-cell>
          <table:table-cell office:value-type="string" calcext:value-type="string">
            <text:p>Extend Background / Publish-Subscribe chapt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3-01" calcext:value-type="date">
            <text:p>2018-3-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9</text:p>
          </table:table-cell>
          <table:table-cell office:value-type="string" calcext:value-type="string">
            <text:p>Clearify Document Language Review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7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5</text:p>
          </table:table-cell>
          <table:table-cell office:value-type="string" calcext:value-type="string">
            <text:p>Write Background introduction chapter</text:p>
          </table:table-cell>
          <table:table-cell office:value-type="float" office:value="1.75" calcext:value-type="float">
            <text:p>1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5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8</text:p>
          </table:table-cell>
          <table:table-cell office:value-type="string" calcext:value-type="string">
            <text:p>Prepare Architectural Decision templat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0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2.25" calcext:value-type="float">
            <text:p>2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2.25" calcext:value-type="float">
            <text:p>2.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0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1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Read term definitions in standards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2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1</text:p>
          </table:table-cell>
          <table:table-cell office:value-type="string" calcext:value-type="string">
            <text:p>Create Wireframe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Applicatio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Organise Balsamiq account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3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0</text:p>
          </table:table-cell>
          <table:table-cell office:value-type="string" calcext:value-type="string">
            <text:p>Create Quality User Storie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4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6</text:p>
          </table:table-cell>
          <table:table-cell office:value-type="string" calcext:value-type="string">
            <text:p>Define and correct terminology in Background Chapter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6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5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0</text:p>
          </table:table-cell>
          <table:table-cell office:value-type="string" calcext:value-type="string">
            <text:p>Infrastructure Updates Sprint 2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RED-SA</text:p>
          </table:table-cell>
          <table:table-cell office:value-type="string" calcext:value-type="string">
            <text:p>Redbackup S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0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6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1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8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9</text:p>
          </table:table-cell>
          <table:table-cell office:value-type="string" calcext:value-type="string">
            <text:p>Sprint Planning Sprint 2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7" calcext:value-type="date">
            <text:p>2018-2-27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table:formula="of:=VLOOKUP([.AD519];[sprint_alias.$A$2:.$B$24];2;0)" office:value-type="string" office:string-value="Sprint  2" calcext:value-type="string">
            <text:p>Sprint <text:s/>2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 / Typos / Resulting correction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T13:13:00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5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2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5" calcext:value-type="date">
            <text:p>2018-2-25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5</text:p>
          </table:table-cell>
          <table:table-cell office:value-type="string" calcext:value-type="string">
            <text:p>Weekly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6" calcext:value-type="date">
            <text:p>2018-2-26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8</text:p>
          </table:table-cell>
          <table:table-cell office:value-type="string" calcext:value-type="string">
            <text:p>Analyse and test existing python proof-of-concept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8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3" calcext:value-type="date">
            <text:p>2018-2-23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4.25" calcext:value-type="float">
            <text:p>4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4.25" calcext:value-type="float">
            <text:p>4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7</text:p>
          </table:table-cell>
          <table:table-cell office:value-type="string" calcext:value-type="string">
            <text:p>Standup Meetings Sprint 1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2" calcext:value-type="date">
            <text:p>2018-2-22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7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3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7</text:p>
          </table:table-cell>
          <table:table-cell office:value-type="string" calcext:value-type="string">
            <text:p>Prepare management issues and compile checklists</text:p>
          </table:table-cell>
          <table:table-cell office:value-type="float" office:value="0.75" calcext:value-type="float">
            <text:p>0.7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7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1.5" calcext:value-type="float">
            <text:p>1.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25" calcext:value-type="float">
            <text:p>0.25</text:p>
          </table:table-cell>
          <table:table-cell office:value-type="date" office:date-value="2018-02-21" calcext:value-type="date">
            <text:p>2018-2-21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troubleshooting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6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8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7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8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8</text:p>
          </table:table-cell>
          <table:table-cell office:value-type="string" calcext:value-type="string">
            <text:p>Write section "Initial Position" based on the IETF and XEP standards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Final Submission Docu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Digest standards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49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1.25" calcext:value-type="float">
            <text:p>1.2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0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20T14:44:0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4"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1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3</text:p>
          </table:table-cell>
          <table:table-cell office:value-type="string" calcext:value-type="string">
            <text:p>Deploy latest documents on the website using CI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3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2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3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9</text:p>
          </table:table-cell>
          <table:table-cell office:value-type="string" calcext:value-type="string">
            <text:p>Installation Backup Server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9</text:p>
          </table:table-cell>
          <table:table-cell/>
          <table:table-cell office:value-type="string" calcext:value-type="string">
            <text:p>fhaus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4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4</text:p>
          </table:table-cell>
          <table:table-cell office:value-type="string" calcext:value-type="string">
            <text:p>Sprint Planning Sprint 1</text:p>
          </table:table-cell>
          <table:table-cell office:value-type="float" office:value="0.5" calcext:value-type="float">
            <text:p>0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4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table:formula="of:=VLOOKUP([.AD555];[sprint_alias.$A$2:.$B$24];2;0)" office:value-type="string" office:string-value="Sprint  1" calcext:value-type="string">
            <text:p>Sprint <text:s/>1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2" calcext:value-type="float">
            <text:p>2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6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7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2.5" calcext:value-type="float">
            <text:p>2.5</text:p>
          </table:table-cell>
          <table:table-cell office:value-type="date" office:date-value="2018-02-20" calcext:value-type="date">
            <text:p>2018-2-20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8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2</text:p>
          </table:table-cell>
          <table:table-cell office:value-type="string" calcext:value-type="string">
            <text:p>Create project plan</text:p>
          </table:table-cell>
          <table:table-cell office:value-type="float" office:value="3" calcext:value-type="float">
            <text:p>3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Project Plan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2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59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fhauser</text:p>
          </table:table-cell>
          <table:table-cell office:value-type="string" calcext:value-type="string">
            <text:p>Fabian Hauser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0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6</text:p>
          </table:table-cell>
          <table:table-cell office:value-type="string" calcext:value-type="string">
            <text:p>Kickoff Meeting rzimmerm &amp; fhauser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6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1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  <table:table-row table:style-name="ro7">
          <table:table-cell office:value-type="string" calcext:value-type="string">
            <text:p>XGB-1</text:p>
          </table:table-cell>
          <table:table-cell office:value-type="string" calcext:value-type="string">
            <text:p>Kickoff Meeting with SFF</text:p>
          </table:table-cell>
          <table:table-cell office:value-type="float" office:value="1" calcext:value-type="float">
            <text:p>1</text:p>
          </table:table-cell>
          <table:table-cell office:value-type="date" office:date-value="2018-02-19" calcext:value-type="date">
            <text:p>2018-2-19</text:p>
          </table:table-cell>
          <table:table-cell office:value-type="string" calcext:value-type="string">
            <text:p>rzimmerm</text:p>
          </table:table-cell>
          <table:table-cell office:value-type="string" calcext:value-type="string">
            <text:p>Raphael Zimmermann</text:p>
          </table:table-cell>
          <table:table-cell/>
          <table:table-cell office:value-type="string" calcext:value-type="string">
            <text:p>XGBBA</text:p>
          </table:table-cell>
          <table:table-cell office:value-type="string" calcext:value-type="string">
            <text:p>XGB BA</text:p>
          </table:table-cell>
          <table:table-cell office:value-type="string" calcext:value-type="string">
            <text:p>fhauser</text:p>
          </table:table-cell>
          <table:table-cell table:number-columns-repeated="2"/>
          <table:table-cell table:number-columns-repeated="3" office:value-type="string" calcext:value-type="string">
            <text:p>Management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MPP-Grid Broker</text:p>
          </table:table-cell>
          <table:table-cell table:number-columns-repeated="2"/>
          <table:table-cell office:value-type="string" calcext:value-type="string">
            <text:p>Working on issue XGB-1</text:p>
          </table:table-cell>
          <table:table-cell/>
          <table:table-cell office:value-type="string" calcext:value-type="string">
            <text:p>rzimme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table:formula="of:=VLOOKUP([.AD562];[sprint_alias.$A$2:.$B$24];2;0)" office:value-type="string" office:string-value="Sprint  0" calcext:value-type="string">
            <text:p>Sprint <text:s/>0</text:p>
          </table:table-cell>
          <table:table-cell table:number-columns-repeated="993"/>
        </table:table-row>
      </table:table>
      <table:table table:name="time_per_sprint_per_person" table:style-name="ta1">
        <table:shapes>
          <draw:frame draw:z-index="0" draw:style-name="gr1" draw:text-style-name="P1" svg:width="159.99mm" svg:height="89.99mm" svg:x="99.01mm" svg:y="0mm">
            <loext:p/>
            <draw:object draw:notify-on-update-of-ranges="time_per_sprint_per_person.B18:time_per_sprint_per_person.B34 time_per_sprint_per_person.C1:time_per_sprint_per_person.C1 time_per_sprint_per_person.C2:time_per_sprint_per_person.C1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00.58mm" svg:y="92.23mm">
            <loext:p/>
            <draw:object draw:notify-on-update-of-ranges="time_per_sprint_per_person.B18:time_per_sprint_per_person.B34 time_per_sprint_per_person.C18:time_per_sprint_per_person.C3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default-cell-style-name="ce47"/>
        <table:table-column table:style-name="co2" table:default-cell-style-name="ce66"/>
        <table:table-column table:style-name="co2" table:default-cell-style-name="ce51"/>
        <table:table-row table:style-name="ro2">
          <table:table-cell table:style-name="ce45" office:value-type="string" calcext:value-type="string">
            <text:p>Full name</text:p>
          </table:table-cell>
          <table:table-cell table:style-name="ce64" office:value-type="string" calcext:value-type="string">
            <text:p>Esprint</text:p>
          </table:table-cell>
          <table:table-cell table:style-name="ce49" office:value-type="string" calcext:value-type="string">
            <text:p>Sum - Hours</text:p>
          </table:table-cell>
        </table:table-row>
        <table:table-row table:style-name="ro2">
          <table:table-cell table:style-name="ce46" office:value-type="string" calcext:value-type="string">
            <text:p>Fabian Hauser</text:p>
          </table:table-cell>
          <table:table-cell table:style-name="ce65" office:value-type="string" calcext:value-type="string">
            <text:p>Sprint <text:s/>0</text:p>
          </table:table-cell>
          <table:table-cell table:style-name="ce50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Sprint <text:s/>1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19.5" calcext:value-type="float">
            <text:p>19.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9.25" calcext:value-type="float">
            <text:p>9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1.25" calcext:value-type="float">
            <text:p>21.2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41.75" calcext:value-type="float">
            <text:p>41.75</text:p>
          </table:table-cell>
        </table:table-row>
        <table:table-row table:style-name="ro2">
          <table:table-cell table:style-name="ce62"/>
          <table:table-cell table:style-name="ce67" office:value-type="string" calcext:value-type="string">
            <text:p>Sprint 15</text:p>
          </table:table-cell>
          <table:table-cell table:style-name="ce52" office:value-type="float" office:value="14.25" calcext:value-type="float">
            <text:p>14.25</text:p>
          </table:table-cell>
        </table:table-row>
        <table:table-row table:style-name="ro2">
          <table:table-cell table:style-name="ce46" office:value-type="string" calcext:value-type="string">
            <text:p>Raphael Zimmermann</text:p>
          </table:table-cell>
          <table:table-cell table:style-name="ce65" office:value-type="string" calcext:value-type="string">
            <text:p>Sprint <text:s/>0</text:p>
          </table:table-cell>
          <table:table-cell table:style-name="ce50" office:value-type="float" office:value="4.5" calcext:value-type="float">
            <text:p>4.5</text:p>
          </table:table-cell>
        </table:table-row>
        <table:table-row table:style-name="ro2">
          <table:table-cell/>
          <table:table-cell office:value-type="string" calcext:value-type="string">
            <text:p>Sprint <text:s/>1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2">
          <table:table-cell/>
          <table:table-cell office:value-type="string" calcext:value-type="string">
            <text:p>Sprint <text:s/>2</text:p>
          </table:table-cell>
          <table:table-cell office:value-type="float" office:value="20.25" calcext:value-type="float">
            <text:p>20.25</text:p>
          </table:table-cell>
        </table:table-row>
        <table:table-row table:style-name="ro2">
          <table:table-cell/>
          <table:table-cell office:value-type="string" calcext:value-type="string">
            <text:p>Sprint <text:s/>3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2">
          <table:table-cell/>
          <table:table-cell office:value-type="string" calcext:value-type="string">
            <text:p>Sprint <text:s/>4</text:p>
          </table:table-cell>
          <table:table-cell office:value-type="float" office:value="16.25" calcext:value-type="float">
            <text:p>16.25</text:p>
          </table:table-cell>
        </table:table-row>
        <table:table-row table:style-name="ro2">
          <table:table-cell/>
          <table:table-cell office:value-type="string" calcext:value-type="string">
            <text:p>Sprint <text:s/>5</text:p>
          </table:table-cell>
          <table:table-cell office:value-type="float" office:value="20.5" calcext:value-type="float">
            <text:p>20.5</text:p>
          </table:table-cell>
        </table:table-row>
        <table:table-row table:style-name="ro2">
          <table:table-cell/>
          <table:table-cell office:value-type="string" calcext:value-type="string">
            <text:p>Sprint <text:s/>6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/>
          <table:table-cell office:value-type="string" calcext:value-type="string">
            <text:p>Sprint <text:s/>7</text:p>
          </table:table-cell>
          <table:table-cell office:value-type="float" office:value="34.25" calcext:value-type="float">
            <text:p>34.25</text:p>
          </table:table-cell>
        </table:table-row>
        <table:table-row table:style-name="ro2">
          <table:table-cell/>
          <table:table-cell office:value-type="string" calcext:value-type="string">
            <text:p>Sprint <text:s/>8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2">
          <table:table-cell/>
          <table:table-cell office:value-type="string" calcext:value-type="string">
            <text:p>Sprint <text:s/>9</text:p>
          </table:table-cell>
          <table:table-cell office:value-type="float" office:value="15.25" calcext:value-type="float">
            <text:p>15.25</text:p>
          </table:table-cell>
        </table:table-row>
        <table:table-row table:style-name="ro2">
          <table:table-cell/>
          <table:table-cell office:value-type="string" calcext:value-type="string">
            <text:p>Sprint 10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2">
          <table:table-cell/>
          <table:table-cell office:value-type="string" calcext:value-type="string">
            <text:p>Sprint 11</text:p>
          </table:table-cell>
          <table:table-cell office:value-type="float" office:value="12.75" calcext:value-type="float">
            <text:p>12.75</text:p>
          </table:table-cell>
        </table:table-row>
        <table:table-row table:style-name="ro2">
          <table:table-cell/>
          <table:table-cell office:value-type="string" calcext:value-type="string">
            <text:p>Sprint 12</text:p>
          </table:table-cell>
          <table:table-cell office:value-type="float" office:value="22.5" calcext:value-type="float">
            <text:p>22.5</text:p>
          </table:table-cell>
        </table:table-row>
        <table:table-row table:style-name="ro2">
          <table:table-cell/>
          <table:table-cell office:value-type="string" calcext:value-type="string">
            <text:p>Sprint 1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Sprint 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/>
          <table:table-cell office:value-type="string" calcext:value-type="string">
            <text:p>Sprint 15</text:p>
          </table:table-cell>
          <table:table-cell office:value-type="float" office:value="16.5" calcext:value-type="float">
            <text:p>16.5</text:p>
          </table:table-cell>
        </table:table-row>
        <table:table-row table:style-name="ro2">
          <table:table-cell table:style-name="ce62"/>
          <table:table-cell table:style-name="ce67" office:value-type="string" calcext:value-type="string">
            <text:p>#N/A</text:p>
          </table:table-cell>
          <table:table-cell table:style-name="ce52" office:value-type="float" office:value="2.25" calcext:value-type="float">
            <text:p>2.25</text:p>
          </table:table-cell>
        </table:table-row>
        <table:table-row table:style-name="ro2">
          <table:table-cell table:style-name="ce63" office:value-type="string" calcext:value-type="string">
            <text:p>Total Result</text:p>
          </table:table-cell>
          <table:table-cell table:style-name="ce68"/>
          <table:table-cell table:style-name="ce53" office:value-type="float" office:value="680.45" calcext:value-type="float">
            <text:p>680.45</text:p>
          </table:table-cell>
        </table:table-row>
      </table:table>
      <table:table table:name="sprint_alias" table:style-name="ta1">
        <table:table-column table:style-name="co7" table:default-cell-style-name="ce26"/>
        <table:table-column table:style-name="co2" table:default-cell-style-name="Default"/>
        <table:table-row table:style-name="ro2">
          <table:table-cell table:style-name="ce37" office:value-type="string" calcext:value-type="string">
            <text:p>Full Key</text:p>
          </table:table-cell>
          <table:table-cell table:style-name="ce37" office:value-type="string" calcext:value-type="string">
            <text:p>Sprint Name</text:p>
          </table:table-cell>
        </table:table-row>
        <table:table-row table:style-name="ro2">
          <table:table-cell office:value-type="string" calcext:value-type="string">
            <text:p>[com.atlassian.greenhopper.service.sprint.Sprint@2270a3cc[id=39,rapidViewId=7,state=CLOSED,name=Sprint 0,startDate=2018-02-19T11:31:02.790+01:00,endDate=2018-02-20T14:00:00.000+01:00,completeDate=2018-02-20T10:36:58.133+01:00,sequence=39,goal=Kickoff]]</text:p>
          </table:table-cell>
          <table:table-cell office:value-type="string" calcext:value-type="string">
            <text:p>Sprint <text:s/>0</text:p>
          </table:table-cell>
        </table:table-row>
        <table:table-row table:style-name="ro2">
          <table:table-cell table:style-name="ce25" office:value-type="string" calcext:value-type="string">
            <text:p>[com.atlassian.greenhopper.service.sprint.Sprint@128d933a[id=40,rapidViewId=7,state=CLOSED,name=Sprint 1,startDate=2018-02-20T10:51:12.623+01:00,endDate=2018-02-27T20:40:00.000+01:00,completeDate=2018-02-27T08:33:41.208+01:00,sequence=40,goal=&lt;null&gt;]]</text:p>
          </table:table-cell>
          <table:table-cell office:value-type="string" calcext:value-type="string">
            <text:p>Sprint <text:s/>1</text:p>
          </table:table-cell>
        </table:table-row>
        <table:table-row table:style-name="ro2">
          <table:table-cell office:value-type="string" calcext:value-type="string">
            <text:p>[com.atlassian.greenhopper.service.sprint.Sprint@3d772648[id=41,rapidViewId=7,state=CLOSED,name=Sprint 2,startDate=2018-02-27T09:32:08.779+01:00,endDate=2018-03-06T12:00:00.000+01:00,completeDate=2018-03-06T10:20:00.506+01:00,sequence=41,goal=]]</text:p>
          </table:table-cell>
          <table:table-cell office:value-type="string" calcext:value-type="string">
            <text:p>Sprint <text:s/>2</text:p>
          </table:table-cell>
        </table:table-row>
        <table:table-row table:style-name="ro2"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, 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7c93c065[id=49,rapidViewId=7,state=CLOSED,name=Sprint 10,startDate=2018-05-01T23:52:23.282+02:00,endDate=2018-05-08T10:00:00.000+02:00,completeDate=2018-05-08T14:00:32.223+02:00,sequence=49,goal=]]</text:p>
          </table:table-cell>
          <table:table-cell office:value-type="string" calcext:value-type="string">
            <text:p>Sprint 10</text:p>
          </table:table-cell>
        </table:table-row>
        <table:table-row table:style-name="ro2">
          <table:table-cell office:value-type="string" calcext:value-type="string">
            <text:p>[com.atlassian.greenhopper.service.sprint.Sprint@77492279[id=50,rapidViewId=7,state=CLOSED,name=Sprint 11,startDate=2018-05-08T14:00:51.372+02:00,endDate=2018-05-15T02:00:00.000+02:00,completeDate=2018-05-15T14:05:44.645+02:00,sequence=50,goal=]]</text:p>
          </table:table-cell>
          <table:table-cell office:value-type="string" calcext:value-type="string">
            <text:p>Sprint 11</text:p>
          </table:table-cell>
        </table:table-row>
        <table:table-row table:style-name="ro2"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, 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39cb9df2[id=51,rapidViewId=7,state=CLOSED,name=Sprint 12,startDate=2018-05-15T14:09:53.216+02:00,endDate=2018-05-22T10:00:00.000+02:00,completeDate=2018-05-22T12:34:00.235+02:00,sequence=51,goal=]]</text:p>
          </table:table-cell>
          <table:table-cell office:value-type="string" calcext:value-type="string">
            <text:p>Sprint 12</text:p>
          </table:table-cell>
        </table:table-row>
        <table:table-row table:style-name="ro2"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, 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1d71abcb[id=52,rapidViewId=7,state=CLOSED,name=Sprint 13,startDate=2018-05-22T12:34:49.311+02:00,endDate=2018-05-29T10:00:00.000+02:00,completeDate=2018-05-31T10:40:39.074+02:00,sequence=52,goal=]]</text:p>
          </table:table-cell>
          <table:table-cell office:value-type="string" calcext:value-type="string">
            <text:p>Sprint 13</text:p>
          </table:table-cell>
        </table:table-row>
        <table:table-row table:style-name="ro2">
          <table:table-cell office:value-type="string" calcext:value-type="string">
            <text:p>[com.atlassian.greenhopper.service.sprint.Sprint@627a2372[id=70,rapidViewId=7,state=CLOSED,name=Sprint 14,startDate=2018-05-31T10:41:19.937+02:00,endDate=2018-06-12T10:00:00.000+02:00,completeDate=2018-06-06T11:09:44.227+02:00,sequence=53,goal=]]</text:p>
          </table:table-cell>
          <table:table-cell office:value-type="string" calcext:value-type="string">
            <text:p>Sprint 14</text:p>
          </table:table-cell>
        </table:table-row>
        <table:table-row table:style-name="ro2">
          <table:table-cell office:value-type="string" calcext:value-type="string">
            <text:p>[com.atlassian.greenhopper.service.sprint.Sprint@5b38caa0[id=68,rapidViewId=7,state=ACTIVE,name=Sprint 15,startDate=2018-06-06T11:25:13.055+02:00,endDate=2018-06-12T10:00:00.000+02:00,completeDate=&lt;null&gt;,sequence=68,goal=]]</text:p>
          </table:table-cell>
          <table:table-cell office:value-type="string" calcext:value-type="string">
            <text:p>Sprint 15</text:p>
          </table:table-cell>
        </table:table-row>
        <table:table-row table:style-name="ro2">
          <table:table-cell office:value-type="string" calcext:value-type="string">
            <text:p>[com.atlassian.greenhopper.service.sprint.Sprint@54cb344d[id=42,rapidViewId=7,state=CLOSED,name=Sprint 3,startDate=2018-03-06T10:21:16.380+01:00,endDate=2018-03-13T14:00:00.000+01:00,completeDate=2018-03-13T10:42:42.824+01:00,sequence=42,goal=]]</text:p>
          </table:table-cell>
          <table:table-cell office:value-type="string" calcext:value-type="string">
            <text:p>Sprint <text:s/>3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, 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62744682[id=43,rapidViewId=7,state=CLOSED,name=Sprint 4,startDate=2018-03-13T10:44:37.350+01:00,endDate=2018-03-20T14:22:00.000+01:00,completeDate=2018-03-20T14:11:01.403+01:00,sequence=43,goal=]]</text:p>
          </table:table-cell>
          <table:table-cell office:value-type="string" calcext:value-type="string">
            <text:p>Sprint <text:s/>4</text:p>
          </table:table-cell>
        </table:table-row>
        <table:table-row table:style-name="ro2">
          <table:table-cell office:value-type="string" calcext:value-type="string">
            <text:p>[com.atlassian.greenhopper.service.sprint.Sprint@44507ff0[id=44,rapidViewId=7,state=CLOSED,name=Sprint 5,startDate=2018-03-20T14:49:54.386+01:00,endDate=2018-03-27T15:00:00.000+02:00,completeDate=2018-03-27T16:34:40.473+02:00,sequence=44,goal=]]</text:p>
          </table:table-cell>
          <table:table-cell office:value-type="string" calcext:value-type="string">
            <text:p>Sprint <text:s/>5</text:p>
          </table:table-cell>
        </table:table-row>
        <table:table-row table:style-name="ro2"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, 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368bd491[id=45,rapidViewId=7,state=CLOSED,name=Sprint 6,startDate=2018-03-27T16:47:13.206+02:00,endDate=2018-04-03T16:58:00.000+02:00,completeDate=2018-04-10T11:02:40.147+02:00,sequence=45,goal=]]</text:p>
          </table:table-cell>
          <table:table-cell office:value-type="string" calcext:value-type="string">
            <text:p>Sprint <text:s/>6</text:p>
          </table:table-cell>
        </table:table-row>
        <table:table-row table:style-name="ro2">
          <table:table-cell office:value-type="string" calcext:value-type="string">
            <text:p>[com.atlassian.greenhopper.service.sprint.Sprint@6c9aa27c[id=46,rapidViewId=7,state=CLOSED,name=Sprint 7,startDate=2018-04-10T11:05:38.898+02:00,endDate=2018-04-17T14:30:00.000+02:00,completeDate=2018-04-19T13:16:21.529+02:00,sequence=46,goal=]]</text:p>
          </table:table-cell>
          <table:table-cell office:value-type="string" calcext:value-type="string">
            <text:p>Sprint <text:s/>7</text:p>
          </table:table-cell>
        </table:table-row>
        <table:table-row table:style-name="ro2"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, 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1fc7fafc[id=47,rapidViewId=7,state=CLOSED,name=Sprint 8,startDate=2018-04-19T13:18:51.279+02:00,endDate=2018-04-26T16:43:00.000+02:00,completeDate=2018-04-24T15:21:07.763+02:00,sequence=47,goal=]]</text:p>
          </table:table-cell>
          <table:table-cell office:value-type="string" calcext:value-type="string">
            <text:p>Sprint <text:s/>8</text:p>
          </table:table-cell>
        </table:table-row>
        <table:table-row table:style-name="ro2">
          <table:table-cell office:value-type="string" calcext:value-type="string">
            <text:p>[com.atlassian.greenhopper.service.sprint.Sprint@40615720[id=48,rapidViewId=7,state=CLOSED,name=Sprint 9,startDate=2018-04-24T15:21:10.524+02:00,endDate=2018-05-01T23:00:00.000+02:00,completeDate=2018-05-01T23:52:20.269+02:00,sequence=48,goal=]]</text:p>
          </table:table-cell>
          <table:table-cell office:value-type="string" calcext:value-type="string">
            <text:p>Sprint <text:s/>9</text:p>
          </table:table-cell>
        </table:table-row>
      </table:table>
      <table:named-expressions>
        <table:named-range table:name="hours_planned" table:base-cell-address="$Report.$B$6" table:cell-range-address="$Report.$B$6"/>
        <table:named-expression table:name="sprint_average" table:base-cell-address="$sprint_alias.$B$21" table:expression="#REF!"/>
        <table:named-expression table:name="weekly_average" table:base-cell-address="$sprint_alias.$B$21" table:expression="#REF!"/>
        <table:named-range table:name="worklogs" table:base-cell-address="$worklogs.$A$7" table:cell-range-address="$worklogs.$A$1:.$AMJ$1048576"/>
      </table:named-expressions>
      <table:database-ranges>
        <table:database-range table:name="__Anonymous_Sheet_DB__4" table:target-range-address="worklogs.A1:worklogs.AE562" table:display-filter-buttons="true" table:orientation="column"/>
        <table:database-range table:name="__Anonymous_Sheet_DB__6" table:target-range-address="sprint_alias.A1:sprint_alias.B24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2" table:application-data="" table:target-range-address="pivot_components.A1:pivot_components.B9" table:buttons="pivot_components.A1" table:show-filter-button="false" table:drill-down-on-double-click="false">
          <table:source-cell-range table:name="worklogs" table:cell-range-address="worklogs.A1:worklogs.AMJ1048576"/>
          <table:data-pilot-field table:source-field-name="Component" table:orientation="row" table:used-hierarchy="0" table:function="auto">
            <table:data-pilot-level table:show-empty="false" calcext:repeat-item-labels="false">
              <table:data-pilot-members>
                <table:data-pilot-member table:name="Final Submission Document" table:display="true" table:show-details="true"/>
                <table:data-pilot-member table:name="Management" table:display="true" table:show-details="true"/>
                <table:data-pilot-member table:name="Project Plan" table:display="true" table:show-details="true"/>
                <table:data-pilot-member table:name="" table:display="true" table:show-details="true"/>
                <table:data-pilot-member table:name="Application" table:display="true" table:show-details="true"/>
                <table:data-pilot-member table:name="Presentati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pivot_users.A1:pivot_users.B5" table:buttons="pivot_users.A1" table:show-filter-button="false" table:drill-down-on-double-click="false">
          <table:source-cell-range table:name="worklogs" table:cell-range-address="worklogs.A1:worklogs.AMJ104857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Raphael Zimmerman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pivot_sprints.A1:pivot_sprints.B19" table:buttons="pivot_sprints.A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10" table:display="true" table:show-details="true"/>
                <table:data-pilot-member table:name="Sprint 13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time_per_sprint_per_person.A1:time_per_sprint_per_person.C35" table:buttons="time_per_sprint_per_person.A1 time_per_sprint_per_person.B1" table:show-filter-button="false" table:drill-down-on-double-click="false">
          <table:source-cell-range table:cell-range-address="worklogs.A1:worklogs.AE56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ull name" table:orientation="row" table:used-hierarchy="0" table:function="auto">
            <table:data-pilot-level table:show-empty="false" calcext:repeat-item-labels="false">
              <table:data-pilot-members>
                <table:data-pilot-member table:name="Fabian Hauser" table:display="true" table:show-details="true"/>
                <table:data-pilot-member table:name="Raphael Zimmerman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print" table:orientation="row" table:used-hierarchy="0" table:function="auto">
            <table:data-pilot-level table:show-empty="false" calcext:repeat-item-labels="false">
              <table:data-pilot-members>
                <table:data-pilot-member table:name="Sprint  0" table:display="true" table:show-details="true"/>
                <table:data-pilot-member table:name="Sprint  1" table:display="true" table:show-details="true"/>
                <table:data-pilot-member table:name="Sprint  2" table:display="true" table:show-details="true"/>
                <table:data-pilot-member table:name="Sprint  3" table:display="true" table:show-details="true"/>
                <table:data-pilot-member table:name="Sprint  4" table:display="true" table:show-details="true"/>
                <table:data-pilot-member table:name="Sprint  5" table:display="true" table:show-details="true"/>
                <table:data-pilot-member table:name="Sprint  6" table:display="true" table:show-details="true"/>
                <table:data-pilot-member table:name="Sprint  7" table:display="true" table:show-details="true"/>
                <table:data-pilot-member table:name="Sprint  8" table:display="true" table:show-details="true"/>
                <table:data-pilot-member table:name="Sprint  9" table:display="true" table:show-details="true"/>
                <table:data-pilot-member table:name="Sprint 10" table:display="true" table:show-details="true"/>
                <table:data-pilot-member table:name="Sprint 11" table:display="true" table:show-details="true"/>
                <table:data-pilot-member table:name="Sprint 12" table:display="true" table:show-details="true"/>
                <table:data-pilot-member table:name="Sprint 13" table:display="true" table:show-details="true"/>
                <table:data-pilot-member table:name="Sprint 14" table:display="true" table:show-details="true"/>
                <table:data-pilot-member table:name="Sprint 15" table:display="true" table:show-details="true"/>
                <table:data-pilot-member table:name="#N/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Hours" table:orientation="data" table:used-hierarchy="0" table:function="sum">
            <table:data-pilot-level table:show-empty="false" calcext:repeat-item-labels="false">
              <table:data-pilot-members>
                <table:data-pilot-member table:name="0.25" table:display="true" table:show-details="true"/>
                <table:data-pilot-member table:name="0.45" table:display="true" table:show-details="true"/>
                <table:data-pilot-member table:name="0.5" table:display="true" table:show-details="true"/>
                <table:data-pilot-member table:name="0.75" table:display="true" table:show-details="true"/>
                <table:data-pilot-member table:name="1" table:display="true" table:show-details="true"/>
                <table:data-pilot-member table:name="1.25" table:display="true" table:show-details="true"/>
                <table:data-pilot-member table:name="1.5" table:display="true" table:show-details="true"/>
                <table:data-pilot-member table:name="1.75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7">
      <number:year number:style="long"/>
      <number:text>-</number:text>
      <number:month/>
      <number:text>-</number:text>
      <number:day/>
    </number:date-style>
    <number:number-style style:name="N139">
      <number:number number:decimal-places="2" loext:min-decimal-places="2" number:min-integer-digits="1" number:grouping="true"/>
      <number:text> h</number:text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10mm" fo:margin-bottom="10mm" fo:margin-left="30mm" fo:margin-right="14.99mm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.00.0000</text:date>, <text:time style:data-style-name="N2" text:time-value="09:26:37.63224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28:34.503750754</meta:creation-date>
    <meta:generator>LibreOffice/5.3.7.2.0$Linux_X86_64 LibreOffice_project/30$Build-2</meta:generator>
    <dc:date>2018-06-11T09:32:02.960225908</dc:date>
    <meta:editing-duration>PT3H22M3S</meta:editing-duration>
    <meta:editing-cycles>43</meta:editing-cycles>
    <dc:creator>Fabian Hauser</dc:creator>
    <meta:document-statistic meta:table-count="7" meta:cell-count="137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2" loext:min-decimal-places="2" number:min-integer-digits="1" number:grouping="true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39">
      <style:chart-properties loext:label-stroke-color="#3465a4" chart:link-data-style-to-source="true" chart:data-label-number="value" chart:data-label-text="false" chart:data-label-symbol="false" chart:label-position="outside" style:rotation-angle="90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label-position="near-origin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279cm" svg:height="9.923cm" xlink:href=".." xlink:type="simple" chart:class="chart:bar" chart:style-name="ch1">
        <chart:legend chart:legend-position="bottom" svg:x="5.858cm" svg:y="9.215cm" style:legend-expansion="wide" chart:style-name="ch2"/>
        <chart:plot-area chart:style-name="ch3" table:cell-range-address="pivot_sprints.A2:pivot_sprints.C17" chart:data-source-has-labels="both" svg:x="0.565cm" svg:y="0.033cm" svg:width="13.521cm" svg:height="9.03cm">
          <chartooo:coordinate-region svg:x="1.222cm" svg:y="0.195cm" svg:width="12.864cm" svg:height="7.162cm"/>
          <chart:axis chart:dimension="x" chart:name="primary-x" chart:style-name="ch4" chartooo:axis-type="auto">
            <chartooo:date-scale/>
            <chart:categories table:cell-range-address="pivot_sprints.A2:pivot_sprints.A17"/>
          </chart:axis>
          <chart:axis chart:dimension="y" chart:name="primary-y" chart:style-name="ch5">
            <chart:title svg:x="0.001cm" svg:y="5.469cm" chart:style-name="ch6">
              <text:p>hours spent</text:p>
            </chart:title>
            <chart:grid chart:style-name="ch7" chart:class="major"/>
          </chart:axis>
          <chart:series chart:style-name="ch8" chart:values-cell-range-address="pivot_sprints.B2:pivot_sprints.B17" loext:label-string="spent" chart:class="chart:bar">
            <chart:data-point chart:repeated="13"/>
            <chart:data-point chart:style-name="ch9"/>
            <chart:data-point chart:repeated="2"/>
          </chart:series>
          <chart:series chart:style-name="ch10" chart:values-cell-range-address="pivot_sprints.C2:pivot_sprints.C17" loext:label-string="estimated" chart:class="chart:ba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nt</text:p>
              </table:table-cell>
              <table:table-cell office:value-type="string">
                <text:p>estimated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pivot_sprints.A2:pivot_sprints.A17</svg:desc>
                </draw:g>
              </table:table-cell>
              <table:table-cell office:value-type="float" office:value="11.5">
                <text:p>11.5</text:p>
                <draw:g>
                  <svg:desc>pivot_sprints.B2:pivot_sprints.B17</svg:desc>
                </draw:g>
              </table:table-cell>
              <table:table-cell office:value-type="float" office:value="NaN">
                <text:p>NaN</text:p>
                <draw:g>
                  <svg:desc>pivot_sprints.C2:pivot_sprints.C17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34.5">
                <text:p>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39.75">
                <text:p>39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39.25">
                <text:p>39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44.75">
                <text:p>44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38.5">
                <text:p>38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25.5">
                <text:p>25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66.45">
                <text:p>66.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24.5">
                <text:p>2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67.25">
                <text:p>67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6.75">
                <text:p>16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43.75">
                <text:p>43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48.25">
                <text:p>48.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76.75">
                <text:p>76.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30.75">
                <text:p>30.75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2" loext:min-decimal-places="2" number:min-integer-digits="1" number:grouping="true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9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4a000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ad7fa8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608cm" svg:height="8.217cm" xlink:href=".." xlink:type="simple" chart:class="chart:circle" chart:style-name="ch1">
        <chart:legend chart:legend-position="end" svg:x="10.009cm" svg:y="2.628cm" style:legend-expansion="high" chart:style-name="ch2"/>
        <chart:plot-area chart:style-name="ch3" table:cell-range-address="pivot_components.A2:pivot_components.B7" chart:data-source-has-labels="column" svg:x="0.292cm" svg:y="0.164cm" svg:width="9.425cm" svg:height="7.889cm">
          <chartooo:coordinate-region svg:x="1.296cm" svg:y="0.636cm" svg:width="7.417cm" svg:height="7.417cm"/>
          <chart:axis chart:dimension="x" chart:name="primary-x" chart:style-name="ch4" chartooo:axis-type="auto">
            <chartooo:date-scale/>
            <chart:categories table:cell-range-address="pivot_components.A2:pivot_componen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components.B2:pivot_components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pplication</text:p>
                <draw:g>
                  <svg:desc>pivot_components.A2:pivot_components.A7</svg:desc>
                </draw:g>
              </table:table-cell>
              <table:table-cell office:value-type="float" office:value="408.25">
                <text:p>408.25</text:p>
                <draw:g>
                  <svg:desc>pivot_components.B2:pivot_components.B7</svg:desc>
                </draw:g>
              </table:table-cell>
            </table:table-row>
            <table:table-row>
              <table:table-cell office:value-type="string">
                <text:p>Final Submission Document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Management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Poster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Presentation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Project Plan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9">
      <number:number number:decimal-places="2" loext:min-decimal-places="2" number:min-integer-digits="1" number:grouping="true"/>
      <number:text> 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9">
      <style:chart-properties chart:link-data-style-to-source="true" chart:data-label-number="value" chart:data-label-text="false" chart:data-label-symbol="false" chart:label-position="center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fcaf3e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61cm" svg:height="8.279cm" xlink:href=".." xlink:type="simple" chart:class="chart:circle" chart:style-name="ch1">
        <chart:legend chart:legend-position="end" svg:x="10.45cm" svg:y="3.666cm" style:legend-expansion="high" chart:style-name="ch2"/>
        <chart:plot-area chart:style-name="ch3" table:cell-range-address="pivot_users.A2:pivot_users.B3" chart:data-source-has-labels="column" svg:x="0.295cm" svg:y="0.165cm" svg:width="9.86cm" svg:height="7.949cm">
          <chartooo:coordinate-region svg:x="1.252cm" svg:y="0.167cm" svg:width="7.947cm" svg:height="7.947cm"/>
          <chart:axis chart:dimension="x" chart:name="primary-x" chart:style-name="ch4" chartooo:axis-type="auto">
            <chartooo:date-scale/>
            <chart:categories table:cell-range-address="pivot_users.A2:pivot_user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ivot_users.B2:pivot_users.B3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Fabian Hauser</text:p>
                <draw:g>
                  <svg:desc>pivot_users.A2:pivot_users.A3</svg:desc>
                </draw:g>
              </table:table-cell>
              <table:table-cell office:value-type="float" office:value="339.95">
                <text:p>339.95</text:p>
                <draw:g>
                  <svg:desc>pivot_users.B2:pivot_users.B3</svg:desc>
                </draw:g>
              </table:table-cell>
            </table:table-row>
            <table:table-row>
              <table:table-cell office:value-type="string">
                <text:p>Raphael Zimmermann</text:p>
              </table:table-cell>
              <table:table-cell office:value-type="float" office:value="340.5">
                <text:p>34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B34 time_per_sprint_per_person.C1:time_per_sprint_per_person.C17" chart:data-source-has-labels="both" svg:x="0.32cm" svg:y="0.18cm" svg:width="15.36cm" svg:height="8.64cm">
          <chartooo:coordinate-region svg:x="0.977cm" svg:y="0.18cm" svg:width="14.703cm" svg:height="6.971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2:time_per_sprint_per_person.C17" chart:label-cell-address="time_per_sprint_per_person.C1:time_per_sprint_per_person.C1" chart:class="chart:ba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- Hours</text:p>
                <draw:g>
                  <svg:desc>time_per_sprint_per_person.C1:time_per_sprint_per_pers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7">
                <text:p>7</text:p>
                <draw:g>
                  <svg:desc>time_per_sprint_per_person.C2:time_per_sprint_per_person.C17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1.25">
                <text:p>21.2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4.25">
                <text:p>14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ime_per_sprint_per_person.B18:time_per_sprint_per_person.C34" chart:data-source-has-labels="column" svg:x="0.32cm" svg:y="0.18cm" svg:width="15.36cm" svg:height="8.64cm">
          <chartooo:coordinate-region svg:x="0.977cm" svg:y="0.18cm" svg:width="14.703cm" svg:height="6.971cm"/>
          <chart:axis chart:dimension="x" chart:name="primary-x" chart:style-name="ch3" chartooo:axis-type="auto">
            <chartooo:date-scale/>
            <chart:categories table:cell-range-address="time_per_sprint_per_person.B18:time_per_sprint_per_person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ime_per_sprint_per_person.C18:time_per_sprint_per_person.C34" chart:class="chart:bar"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print  0</text:p>
                <draw:g>
                  <svg:desc>time_per_sprint_per_person.B18:time_per_sprint_per_person.B34</svg:desc>
                </draw:g>
              </table:table-cell>
              <table:table-cell office:value-type="float" office:value="4.5">
                <text:p>4.5</text:p>
                <draw:g>
                  <svg:desc>time_per_sprint_per_person.C18:time_per_sprint_per_person.C34</svg:desc>
                </draw:g>
              </table:table-cell>
            </table:table-row>
            <table:table-row>
              <table:table-cell office:value-type="string">
                <text:p>Sprint  1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2</text:p>
              </table:table-cell>
              <table:table-cell office:value-type="float" office:value="20.25">
                <text:p>20.25</text:p>
              </table:table-cell>
            </table:table-row>
            <table:table-row>
              <table:table-cell office:value-type="string">
                <text:p>Sprint  3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Sprint  4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Sprint  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Sprint  6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Sprint  7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Sprint  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Sprint  9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Sprint 10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Sprint 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string">
                <text:p>Sprint 12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Sprint 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print 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print 1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#N/A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